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9" style:family="graphic" style:parent-style-name="standard">
      <style:graphic-properties draw:stroke="solid" svg:stroke-color="#21409a" draw:fill="none" draw:fill-color="#ffffff" draw:auto-grow-height="true" draw:auto-grow-width="false" fo:max-height="0cm" fo:min-height="0.603cm"/>
    </style:style>
    <style:style style:name="gr10" style:family="graphic" style:parent-style-name="standard">
      <style:graphic-properties draw:stroke="solid" svg:stroke-color="#21409a" draw:fill="none" draw:fill-color="#ffffff" draw:auto-grow-height="true" draw:auto-grow-width="false" fo:max-height="0cm" fo:min-height="1.161cm"/>
    </style:style>
    <style:style style:name="gr11" style:family="graphic" style:parent-style-name="standard">
      <style:graphic-properties draw:stroke="solid" svg:stroke-color="#21409a" draw:fill="none" draw:fill-color="#ffffff" draw:auto-grow-height="true" draw:auto-grow-width="false" fo:max-height="0cm" fo:min-height="2.9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4" style:family="graphic" style:parent-style-name="standard">
      <style:graphic-properties draw:stroke="solid" svg:stroke-color="#21409a" draw:fill="none" draw:fill-color="#ffffff" draw:auto-grow-height="true" draw:auto-grow-width="false" fo:max-height="0cm" fo:min-height="0.99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7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1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solid" svg:stroke-color="#21409a" draw:fill="none" draw:fill-color="#ffffff" draw:auto-grow-height="true" draw:auto-grow-width="false" fo:max-height="0cm" fo:min-height="3.47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2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21cm"/>
    </style:style>
    <style:style style:name="gr26" style:family="graphic" style:parent-style-name="standard">
      <style:graphic-properties draw:stroke="solid" svg:stroke-color="#21409a" draw:fill="none" draw:fill-color="#ffffff" draw:auto-grow-height="true" draw:auto-grow-width="false" fo:max-height="0cm" fo:min-height="6.94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2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standard">
      <style:graphic-properties draw:stroke="solid" svg:stroke-color="#21409a" draw:fill="none" draw:fill-color="#ffffff" draw:auto-grow-height="true" draw:auto-grow-width="false" fo:max-height="0cm" fo:min-height="6.447cm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3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712cm"/>
    </style:style>
    <style:style style:name="gr33" style:family="graphic" style:parent-style-name="standard">
      <style:graphic-properties draw:stroke="solid" svg:stroke-color="#21409a" draw:fill="none" draw:fill-color="#ffffff" draw:auto-grow-height="true" draw:auto-grow-width="false" fo:max-height="0cm" fo:min-height="2.89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35" style:family="graphic" style:parent-style-name="standard">
      <style:graphic-properties draw:stroke="solid" svg:stroke-color="#21409a" draw:fill="none" draw:fill-color="#ffffff" draw:auto-grow-height="true" draw:auto-grow-width="false" fo:max-height="0cm" fo:min-height="5.94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37" style:family="graphic" style:parent-style-name="standard">
      <style:graphic-properties draw:stroke="solid" svg:stroke-color="#21409a" draw:fill="none" draw:fill-color="#ffffff" draw:auto-grow-height="true" draw:auto-grow-width="false" fo:max-height="0cm" fo:min-height="6.94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39" style:family="graphic" style:parent-style-name="standard">
      <style:graphic-properties draw:stroke="solid" svg:stroke-color="#21409a" draw:fill="none" draw:fill-color="#ffffff" draw:auto-grow-height="true" draw:auto-grow-width="false" fo:max-height="0cm" fo:min-height="5.47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41" style:family="graphic" style:parent-style-name="standard">
      <style:graphic-properties draw:stroke="solid" svg:stroke-color="#21409a" draw:fill="none" draw:fill-color="#ffffff" draw:auto-grow-height="true" draw:auto-grow-width="false" fo:max-height="0cm" fo:min-height="7.937cm"/>
    </style:style>
    <style:style style:name="gr4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43" style:family="graphic" style:parent-style-name="standard">
      <style:graphic-properties draw:stroke="solid" svg:stroke-color="#21409a" draw:fill="none" draw:fill-color="#ffffff" draw:auto-grow-height="true" draw:auto-grow-width="false" fo:max-height="0cm" fo:min-height="10.417cm"/>
    </style:style>
    <style:style style:name="gr4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45" style:family="graphic" style:parent-style-name="standard">
      <style:graphic-properties draw:stroke="solid" svg:stroke-color="#21409a" draw:fill="none" draw:fill-color="#ffffff" draw:auto-grow-height="true" draw:auto-grow-width="false" fo:max-height="0cm" fo:min-height="6.945cm"/>
    </style:style>
    <style:style style:name="gr4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75cm"/>
    </style:style>
    <style:style style:name="gr47" style:family="graphic" style:parent-style-name="standard">
      <style:graphic-properties draw:stroke="solid" svg:stroke-color="#21409a" draw:fill="none" draw:fill-color="#ffffff" draw:auto-grow-height="true" draw:auto-grow-width="false" fo:max-height="0cm" fo:min-height="9.921cm"/>
    </style:style>
    <style:style style:name="gr4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7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50" style:family="graphic" style:parent-style-name="standard">
      <style:graphic-properties draw:stroke="solid" svg:stroke-color="#21409a" draw:fill="none" draw:fill-color="#ffffff" draw:auto-grow-height="true" draw:auto-grow-width="false" fo:max-height="0cm" fo:min-height="8.124cm"/>
    </style:style>
    <style:style style:name="gr5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5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54" style:family="graphic" style:parent-style-name="standard">
      <style:graphic-properties draw:stroke="solid" svg:stroke-color="#21409a" draw:fill="none" draw:fill-color="#ffffff" draw:auto-grow-height="true" draw:auto-grow-width="false" fo:max-height="0cm" fo:min-height="7.936cm"/>
    </style:style>
    <style:style style:name="gr5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8.206cm"/>
    </style:style>
    <style:style style:name="gr5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60" style:family="graphic" style:parent-style-name="standard">
      <style:graphic-properties draw:stroke="solid" svg:stroke-color="#21409a" draw:fill="none" draw:fill-color="#ffffff" draw:auto-grow-height="true" draw:auto-grow-width="false" fo:max-height="0cm" fo:min-height="9.425cm"/>
    </style:style>
    <style:style style:name="gr6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62" style:family="graphic" style:parent-style-name="standard">
      <style:graphic-properties draw:stroke="solid" svg:stroke-color="#21409a" draw:fill="none" draw:fill-color="#ffffff" draw:auto-grow-height="true" draw:auto-grow-width="false" fo:max-height="0cm" fo:min-height="8.433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6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5.486cm"/>
    </style:style>
    <style:style style:name="gr6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6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6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69" style:family="graphic" style:parent-style-name="standard">
      <style:graphic-properties draw:stroke="solid" svg:stroke-color="#21409a" draw:fill="none" draw:fill-color="#ffffff" draw:auto-grow-height="true" draw:auto-grow-width="false" fo:max-height="0cm" fo:min-height="5.13cm"/>
    </style:style>
    <style:style style:name="gr7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7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7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7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044cm"/>
    </style:style>
    <style:style style:name="gr7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8cm"/>
    </style:style>
    <style:style style:name="gr7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7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7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80" style:family="graphic" style:parent-style-name="standard">
      <style:graphic-properties draw:stroke="solid" svg:stroke-color="#21409a" draw:fill="none" draw:fill-color="#ffffff" draw:auto-grow-height="true" draw:auto-grow-width="false" fo:max-height="0cm" fo:min-height="8.386cm"/>
    </style:style>
    <style:style style:name="gr8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8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8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8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8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8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8cm"/>
    </style:style>
    <style:style style:name="gr89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0.887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top="1.168cm" fo:margin-bottom="0cm" fo:text-align="start"/>
    </style:style>
    <style:style style:name="P10" style:family="paragraph">
      <loext:graphic-properties draw:fill="none" draw:fill-color="#ffffff"/>
      <style:paragraph-properties fo:margin-top="1.168cm" fo:margin-bottom="0cm" fo:text-align="start"/>
    </style:style>
    <style:style style:name="P1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margin-top="0.305cm" fo:margin-bottom="0cm"/>
    </style:style>
    <style:style style:name="P13" style:family="paragraph">
      <loext:graphic-properties draw:fill="none" draw:fill-color="#ffffff"/>
      <style:paragraph-properties fo:margin-top="0.305cm" fo:margin-bottom="0cm"/>
    </style:style>
    <style:style style:name="P14" style:family="paragraph">
      <style:paragraph-properties style:text-autospace="none"/>
    </style:style>
    <style:style style:name="P15" style:family="paragraph">
      <loext:graphic-properties draw:fill="none" draw:fill-color="#ffffff"/>
      <style:paragraph-properties style:text-autospace="none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text-properties fo:color="#ce181e"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 draw:fill-color="#ffffff"/>
      <style:text-properties fo:color="#000000" fo:font-size="14pt" fo:font-weight="normal" style:font-size-asian="14pt" style:font-weight-asian="normal" style:font-size-complex="14pt" style:font-weight-complex="normal"/>
    </style:style>
    <style:style style:name="P23" style:family="paragraph">
      <loext:graphic-properties draw:fill="none" draw:fill-color="#ffffff"/>
      <style:paragraph-properties style:text-autospace="none"/>
    </style:style>
    <style:style style:name="P24" style:family="paragraph">
      <loext:graphic-properties draw:fill="none" draw:fill-color="#ffffff"/>
      <style:text-properties fo:font-size="14pt" style:font-size-asian="14pt" style:font-size-complex="14pt"/>
    </style:style>
    <style:style style:name="P25" style:family="paragraph">
      <style:paragraph-properties fo:margin-top="0.965cm" fo:margin-bottom="0cm"/>
    </style:style>
    <style:style style:name="P26" style:family="paragraph">
      <loext:graphic-properties draw:fill="none" draw:fill-color="#ffffff"/>
      <style:paragraph-properties fo:margin-top="0.965cm" fo:margin-bottom="0cm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top="0.965cm" fo:margin-bottom="0cm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style:paragraph-properties style:text-autospace="none"/>
      <style:text-properties fo:color="#000000" style:font-name="DejaVu Sans Mono" fo:font-size="12pt" style:font-name-asian="DejaVu Sans Mono" style:font-size-asian="12pt" style:font-name-complex="DejaVu Sans Mono" style:font-size-complex="12pt"/>
    </style:style>
    <style:style style:name="P30" style:family="paragraph">
      <loext:graphic-properties draw:fill="none" draw:fill-color="#ffffff"/>
      <style:paragraph-properties style:text-autospace="none"/>
      <style:text-properties fo:color="#000000" style:font-name="DejaVu Sans Mono" fo:font-size="12pt" style:font-name-asian="DejaVu Sans Mono" style:font-size-asian="12pt" style:font-name-complex="DejaVu Sans Mono" style:font-size-complex="12pt"/>
    </style:style>
    <style:style style:name="P31" style:family="paragraph">
      <style:paragraph-properties style:text-autospace="none"/>
      <style:text-properties fo:color="#808080" style:font-name="DejaVu Sans Mono" fo:font-size="12pt" style:font-name-asian="DejaVu Sans Mono" style:font-size-asian="12pt" style:font-name-complex="DejaVu Sans Mono" style:font-size-complex="12pt"/>
    </style:style>
    <style:style style:name="P32" style:family="paragraph">
      <style:paragraph-properties fo:margin-top="0.254cm" fo:margin-bottom="0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a9b7c6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c7832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9b7c6" style:text-outline="false" style:text-line-through-style="none" style:text-line-through-type="none" style:font-name="AR PL UKai CN" fo:font-size="14pt" fo:font-style="normal" fo:text-shadow="none" style:text-underline-style="none" fo:font-weight="normal" style:letter-kerning="true" style:font-name-asian="AR PL UKai CN" style:font-size-asian="14pt" style:font-style-asian="normal" style:font-weight-asian="normal" style:font-name-complex="AR PL UKai CN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9b7c6" style:text-outline="false" style:text-line-through-style="none" style:text-line-through-type="none" style:font-name="DejaVu Sans Mono" fo:font-size="14pt" fo:text-shadow="none" style:text-underline-style="none" fo:font-weight="normal" style:letter-kerning="true" style:font-name-asian="DejaVu Sans Mono" style:font-size-asian="14pt" style:font-weight-asian="normal" style:font-name-complex="DejaVu Sans Mono" style:font-size-complex="14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c7832" style:text-outline="false" style:text-line-through-style="none" style:text-line-through-type="none" style:font-name="DejaVu Sans Mono" fo:font-size="14pt" fo:text-shadow="none" style:text-underline-style="none" fo:font-weight="normal" style:letter-kerning="true" style:font-name-asian="DejaVu Sans Mono" style:font-size-asian="14pt" style:font-weight-asian="normal" style:font-name-complex="DejaVu Sans Mono" style:font-size-complex="14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876aa" style:text-outline="false" style:text-line-through-style="none" style:text-line-through-type="none" style:font-name="DejaVu Sans Mono" fo:font-size="14pt" fo:font-style="italic" fo:text-shadow="none" style:text-underline-style="none" fo:font-weight="normal" style:letter-kerning="true" style:font-name-asian="DejaVu Sans Mono" style:font-size-asian="14pt" style:font-style-asian="italic" style:font-weight-asian="normal" style:font-name-complex="DejaVu Sa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9b7c6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c7832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897bb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9876aa" style:text-outline="false" style:text-line-through-style="none" style:text-line-through-type="none" style:font-name="DejaVu Sans Mono" fo:font-size="12pt" fo:font-style="italic" fo:text-shadow="none" style:text-underline-style="none" fo:font-weight="normal" style:letter-kerning="true" style:font-name-asian="DejaVu Sans Mono" style:font-size-asian="12pt" style:font-style-asian="italic" style:font-weight-asian="normal" style:font-name-complex="DejaVu Sa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/>
    </style:style>
    <style:style style:name="T20" style:family="text">
      <style:text-properties fo:font-variant="normal" fo:text-transform="none" fo:color="#a9b7c6" style:text-outline="false" style:text-line-through-style="none" style:text-line-through-type="none" style:font-name="DejaVu Sans Mono" fo:font-size="12pt" fo:text-shadow="none" style:text-underline-style="none" fo:font-weight="normal" style:letter-kerning="true" style:font-name-asian="DejaVu Sans Mono" style:font-size-asian="12pt" style:font-weight-asian="normal" style:font-name-complex="DejaVu Sans Mono" style:font-size-complex="12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7832" style:text-outline="false" style:text-line-through-style="none" style:text-line-through-type="none" style:font-name="DejaVu Sans Mono" fo:font-size="12pt" fo:text-shadow="none" style:text-underline-style="none" fo:font-weight="normal" style:letter-kerning="true" style:font-name-asian="DejaVu Sans Mono" style:font-size-asian="12pt" style:font-weight-asian="normal" style:font-name-complex="DejaVu Sans Mono" style:font-size-complex="12pt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font-name="DejaVu Sans Mono" fo:font-size="12pt" fo:text-shadow="none" style:text-underline-style="none" fo:font-weight="normal" style:letter-kerning="true" style:font-name-asian="DejaVu Sans Mono" style:font-size-asian="12pt" style:font-weight-asian="normal" style:font-name-complex="DejaVu Sans Mono" style:font-size-complex="12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6897bb" style:text-outline="false" style:text-line-through-style="none" style:text-line-through-type="none" style:font-name="DejaVu Sans Mono" fo:font-size="12pt" fo:text-shadow="none" style:text-underline-style="none" fo:font-weight="normal" style:letter-kerning="true" style:font-name-asian="DejaVu Sans Mono" style:font-size-asian="12pt" style:font-weight-asian="normal" style:font-name-complex="DejaVu Sans Mono" style:font-size-complex="12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a8759" style:text-outline="false" style:text-line-through-style="none" style:text-line-through-type="none" style:font-name="DejaVu Sans Mono" fo:font-size="12pt" fo:text-shadow="none" style:text-underline-style="none" fo:font-weight="normal" style:letter-kerning="true" style:font-name-asian="DejaVu Sans Mono" style:font-size-asian="12pt" style:font-weight-asian="normal" style:font-name-complex="DejaVu Sans Mono" style:font-size-complex="12pt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variant="normal" fo:text-transform="none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f58220" fo:font-size="12pt" style:font-size-asian="12pt" style:font-size-complex="12pt"/>
    </style:style>
    <style:style style:name="T29" style:family="text">
      <style:text-properties fo:font-variant="normal" fo:text-transform="none" fo:color="#6a8759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e181e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58220"/>
    </style:style>
    <style:style style:name="T33" style:family="text">
      <style:text-properties fo:font-variant="normal" fo:text-transform="none" fo:color="#6a8759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4pt" fo:font-weight="bold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1.181cm" presentation:class="title" presentation:user-transformed="true">
          <draw:text-box>
            <text:p><text:span text:style-name="T1">Spec</text:span></text:p>
          </draw:text-box>
        </draw:frame>
        <draw:frame presentation:style-name="pr2" draw:text-style-name="P2" draw:layer="layout" svg:width="25.199cm" svg:height="0.887cm" svg:x="1.471cm" svg:y="4.193cm" presentation:class="subtitle" presentation:user-transformed="true">
          <draw:text-box>
            <text:p><text:span text:style-name="T2"><text:s/></text:span><text:span text:style-name="T2">Cloujre &amp; ClojureScript</text:span></text:p>
          </draw:text-box>
        </draw:frame>
        <draw:line draw:style-name="gr1" draw:text-style-name="P3" draw:layer="layout" svg:x1="10.314cm" svg:y1="4.672cm" svg:x2="10.93cm" svg:y2="4.672cm">
          <text:p/>
        </draw:line>
        <draw:line draw:style-name="gr1" draw:text-style-name="P3" draw:layer="layout" svg:x1="17.372cm" svg:y1="4.672cm" svg:x2="17.988cm" svg:y2="4.672cm">
          <text:p/>
        </draw:line>
        <draw:frame draw:style-name="gr2" draw:text-style-name="P4" draw:layer="layout" svg:width="8.636cm" svg:height="0.962cm" svg:x="8.128cm" svg:y="7.62cm">
          <draw:text-box>
            <text:list text:style-name="L2">
              <text:list-item>
                <text:p>Why Need It ?</text:p>
              </text:list-item>
            </text:list>
          </draw:text-box>
        </draw:frame>
        <draw:frame draw:style-name="gr2" draw:text-style-name="P4" draw:layer="layout" svg:width="8.636cm" svg:height="0.962cm" svg:x="8.128cm" svg:y="9.906cm">
          <draw:text-box>
            <text:list text:style-name="L2">
              <text:list-item>
                <text:p>Defining Specs</text:p>
              </text:list-item>
            </text:list>
          </draw:text-box>
        </draw:frame>
        <draw:frame draw:style-name="gr2" draw:text-style-name="P4" draw:layer="layout" svg:width="8.636cm" svg:height="0.962cm" svg:x="16.256cm" svg:y="7.674cm">
          <draw:text-box>
            <text:list text:style-name="L2">
              <text:list-item>
                <text:p>Generators</text:p>
              </text:list-item>
            </text:list>
          </draw:text-box>
        </draw:frame>
        <draw:frame draw:style-name="gr2" draw:text-style-name="P4" draw:layer="layout" svg:width="8.636cm" svg:height="0.962cm" svg:x="16.256cm" svg:y="9.906cm">
          <draw:text-box>
            <text:list text:style-name="L2">
              <text:list-item>
                <text:p>Using Specs</text:p>
              </text:list-item>
            </text:list>
          </draw:text-box>
        </draw:frame>
        <draw:frame draw:style-name="gr3" draw:text-style-name="P6" draw:layer="layout" svg:width="6.096cm" svg:height="1.361cm" svg:x="21.082cm" svg:y="13.716cm">
          <draw:text-box>
            <text:p text:style-name="P5"><text:span text:style-name="T3">Beibei Kang </text:span></text:p>
            <text:p text:style-name="P5"><text:span text:style-name="T3">2019.9.6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Why Need It ?</text:span></text:p>
          </draw:text-box>
        </draw:frame>
        <draw:frame draw:style-name="gr6" draw:text-style-name="P10" draw:layer="layout" svg:width="21.844cm" svg:height="6.599cm" svg:x="3.302cm" svg:y="5.08cm">
          <draw:text-box>
            <text:list text:style-name="L3">
              <text:list-item>
                <text:p text:style-name="P9">Docs are not enough</text:p>
              </text:list-item>
              <text:list-item>
                <text:p text:style-name="P9">Dynamic feature, no type checking</text:p>
              </text:list-item>
              <text:list-item>
                <text:p text:style-name="P9">Generative testing and robustness</text:p>
              </text:list-item>
              <text:list-item>
                <text:p text:style-name="P9">A standard approach is needed</text:p>
              </text:list-item>
            </text:list>
          </draw:text-box>
        </draw:frame>
        <draw:frame draw:style-name="gr7" draw:text-style-name="P4" draw:layer="layout" svg:width="20.828cm" svg:height="0.806cm" svg:x="3.556cm" svg:y="13.854cm">
          <draw:text-box>
            <text:p><text:span text:style-name="T3">Reference: </text:span><text:span text:style-name="T3"><text:a xlink:href="https://www.clojure.org/about/spec#_problems" xlink:type="simple">https://www.clojure.org/about/spec#_problems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8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<text:s/></text:span><text:span text:style-name="T5">Get Start</text:span></text:p>
              </text:list-item>
            </text:list>
          </draw:text-box>
        </draw:frame>
        <draw:frame draw:style-name="gr2" draw:text-style-name="P13" draw:layer="layout" svg:width="14.986cm" svg:height="0.962cm" svg:x="2.54cm" svg:y="4.064cm">
          <draw:text-box>
            <text:list text:style-name="L5">
              <text:list-item>
                <text:p text:style-name="P12">Clojure</text:p>
              </text:list-item>
            </text:list>
          </draw:text-box>
        </draw:frame>
        <draw:frame draw:style-name="gr9" draw:text-style-name="P15" draw:layer="layout" svg:width="14.732cm" svg:height="0.853cm" svg:x="3.502cm" svg:y="5.588cm">
          <draw:text-box>
            <text:p text:style-name="P14"><text:span text:style-name="T6">(</text:span><text:span text:style-name="T7">require </text:span><text:span text:style-name="T6">'[clojure.spec.alpha </text:span><text:span text:style-name="T8">：</text:span><text:span text:style-name="T6">as s])</text:span></text:p>
          </draw:text-box>
        </draw:frame>
        <draw:frame draw:style-name="gr10" draw:text-style-name="P15" draw:layer="layout" svg:width="14.732cm" svg:height="1.411cm" svg:x="3.456cm" svg:y="6.858cm">
          <draw:text-box>
            <text:p text:style-name="P14"><text:span text:style-name="T9">(</text:span><text:span text:style-name="T10">ns </text:span><text:span text:style-name="T9">spec-test.basic</text:span><text:span text:style-name="T9"><text:line-break/></text:span><text:span text:style-name="T9"> <text:s/>(</text:span><text:span text:style-name="T11">:require </text:span><text:span text:style-name="T9">[clojure.spec.alpha </text:span><text:span text:style-name="T11">:as </text:span><text:span text:style-name="T6">s]))</text:span></text:p>
          </draw:text-box>
        </draw:frame>
        <draw:frame draw:style-name="gr2" draw:text-style-name="P13" draw:layer="layout" svg:width="14.986cm" svg:height="0.962cm" svg:x="2.54cm" svg:y="9.652cm">
          <draw:text-box>
            <text:list text:style-name="L5">
              <text:list-item>
                <text:p text:style-name="P12">ClojureScript</text:p>
              </text:list-item>
            </text:list>
          </draw:text-box>
        </draw:frame>
        <draw:frame draw:style-name="gr9" draw:text-style-name="P15" draw:layer="layout" svg:width="14.732cm" svg:height="0.853cm" svg:x="3.502cm" svg:y="11.176cm">
          <draw:text-box>
            <text:p text:style-name="P14"><text:span text:style-name="T6">(</text:span><text:span text:style-name="T7">require </text:span><text:span text:style-name="T6">'[cljs.spec.alpha </text:span><text:span text:style-name="T8">：</text:span><text:span text:style-name="T6">as </text:span><text:span text:style-name="T6">s])</text:span></text:p>
          </draw:text-box>
        </draw:frame>
        <draw:frame draw:style-name="gr10" draw:text-style-name="P15" draw:layer="layout" svg:width="14.732cm" svg:height="1.411cm" svg:x="3.456cm" svg:y="12.446cm">
          <draw:text-box>
            <text:p text:style-name="P14"><text:span text:style-name="T9">(</text:span><text:span text:style-name="T10">ns </text:span><text:span text:style-name="T9">spec-test.basic</text:span><text:span text:style-name="T9"><text:line-break/></text:span><text:span text:style-name="T9"> <text:s/>(</text:span><text:span text:style-name="T11">:require </text:span><text:span text:style-name="T9">[cljs.spec.alpha </text:span><text:span text:style-name="T11">:as </text:span><text:span text:style-name="T6">s]))</text:span></text:p>
          </draw:text-box>
        </draw:frame>
        <draw:frame draw:style-name="gr2" draw:text-style-name="P13" draw:layer="layout" svg:width="14.986cm" svg:height="0.962cm" svg:x="2.541cm" svg:y="4.065cm">
          <draw:text-box>
            <text:list text:style-name="L5">
              <text:list-item>
                <text:p text:style-name="P12">Clojure</text:p>
              </text:list-item>
            </text:list>
          </draw:text-box>
        </draw:frame>
        <draw:frame draw:style-name="gr9" draw:text-style-name="P15" draw:layer="layout" svg:width="14.732cm" svg:height="0.853cm" svg:x="3.503cm" svg:y="5.589cm">
          <draw:text-box>
            <text:p text:style-name="P14"><text:span text:style-name="T6">(</text:span><text:span text:style-name="T7">require </text:span><text:span text:style-name="T6">'[clojure.spec.alpha </text:span><text:span text:style-name="T8">：</text:span><text:span text:style-name="T6">as s])</text:span></text:p>
          </draw:text-box>
        </draw:frame>
        <draw:frame draw:style-name="gr10" draw:text-style-name="P15" draw:layer="layout" svg:width="14.732cm" svg:height="1.411cm" svg:x="3.457cm" svg:y="6.859cm">
          <draw:text-box>
            <text:p text:style-name="P14"><text:span text:style-name="T9">(</text:span><text:span text:style-name="T10">ns </text:span><text:span text:style-name="T9">spec-test.basic</text:span><text:span text:style-name="T9"><text:line-break/></text:span><text:span text:style-name="T9"> <text:s/>(</text:span><text:span text:style-name="T11">:require </text:span><text:span text:style-name="T9">[clojure.spec.alpha </text:span><text:span text:style-name="T11">:as </text:span><text:span text:style-name="T6">s])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8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<text:s/></text:span><text:span text:style-name="T5">Basic</text:span></text:p>
              </text:list-item>
            </text:list>
          </draw:text-box>
        </draw:frame>
        <draw:frame draw:style-name="gr2" draw:text-style-name="P4" draw:layer="layout" svg:width="16.256cm" svg:height="0.962cm" svg:x="2.794cm" svg:y="4.318cm">
          <draw:text-box>
            <text:list text:style-name="L5">
              <text:list-item>
                <text:p>Simple Usage</text:p>
              </text:list-item>
            </text:list>
          </draw:text-box>
        </draw:frame>
        <draw:frame draw:style-name="gr11" draw:text-style-name="P15" draw:layer="layout" svg:width="14.732cm" svg:height="3.227cm" svg:x="3.518cm" svg:y="6.858cm">
          <draw:text-box>
            <text:p text:style-name="P14"><text:span text:style-name="T12">(</text:span><text:span text:style-name="T13">s/conform </text:span><text:span text:style-name="T12">even? </text:span><text:span text:style-name="T14">1000</text:span><text:span text:style-name="T12">)</text:span><text:span text:style-name="T12"><text:line-break/></text:span><text:span text:style-name="T12"> </text:span><text:span text:style-name="T15">;;=&gt; 1000</text:span><text:span text:style-name="T15"><text:line-break/></text:span><text:span text:style-name="T12">(</text:span><text:span text:style-name="T13">s/valid? </text:span><text:span text:style-name="T12">even? </text:span><text:span text:style-name="T14">1000</text:span><text:span text:style-name="T12">)</text:span><text:span text:style-name="T12"><text:line-break/></text:span><text:span text:style-name="T15">;;=&gt; true</text:span><text:span text:style-name="T15"><text:line-break/></text:span><text:span text:style-name="T12">(</text:span><text:span text:style-name="T13">s/explain </text:span><text:span text:style-name="T12">even? </text:span><text:span text:style-name="T14">1000</text:span><text:span text:style-name="T12">)</text:span><text:span text:style-name="T12"><text:line-break/></text:span><text:span text:style-name="T15">;;=&gt; Success</text:span></text:p>
          </draw:text-box>
        </draw:frame>
        <draw:frame draw:style-name="gr12" draw:text-style-name="P16" draw:layer="layout" svg:width="16.256cm" svg:height="0.831cm" svg:x="3.302cm" svg:y="5.588cm">
          <draw:text-box>
            <text:p><text:span text:style-name="T16">Format: </text:span><text:span text:style-name="T6">(</text:span><text:span text:style-name="T7">validate-func </text:span><text:span text:style-name="T6">spec value)</text:span></text:p>
          </draw:text-box>
        </draw:frame>
        <draw:frame draw:style-name="gr13" draw:text-style-name="P17" draw:layer="layout" svg:width="9.336cm" svg:height="4.043cm" svg:x="18.35cm" svg:y="6.558cm">
          <draw:text-box>
            <text:p><text:span text:style-name="T17">Note:</text:span></text:p>
            <text:list text:style-name="L4">
              <text:list-item>
                <text:p><text:span text:style-name="T17">s/conform, s/valid, s/explain, some functions to </text:span><text:span text:style-name="T17">validate a value whether meets a spec.</text:span></text:p>
              </text:list-item>
              <text:list-item>
                <text:p><text:span text:style-name="T17">even? <text:s/>A simple predicate(boolean function), </text:span><text:span text:style-name="T17">will be convert to spec when used.</text:span></text:p>
              </text:list-item>
            </text:list>
            <text:p><text:span text:style-name="T17"/></text:p>
          </draw:text-box>
        </draw:frame>
        <draw:frame draw:style-name="gr14" draw:text-style-name="P15" draw:layer="layout" svg:width="14.732cm" svg:height="1.243cm" svg:x="3.518cm" svg:y="10.695cm">
          <draw:text-box>
            <text:p text:style-name="P14"><text:span text:style-name="T12">(</text:span><text:span text:style-name="T13">s/valid? </text:span><text:span text:style-name="T12">#(</text:span><text:span text:style-name="T13">&gt; </text:span><text:span text:style-name="T12">% </text:span><text:span text:style-name="T14">5</text:span><text:span text:style-name="T12">) </text:span><text:span text:style-name="T14">10</text:span><text:span text:style-name="T12">) </text:span><text:span text:style-name="T15">;; true</text:span><text:span text:style-name="T15"><text:line-break/></text:span><text:span text:style-name="T12">(</text:span><text:span text:style-name="T13">s/valid? </text:span><text:span text:style-name="T12">#(</text:span><text:span text:style-name="T13">&gt; </text:span><text:span text:style-name="T12">% </text:span><text:span text:style-name="T14">5</text:span><text:span text:style-name="T12">) </text:span><text:span text:style-name="T14">0</text:span><text:span text:style-name="T12">) </text:span><text:span text:style-name="T15">;; false</text:span></text:p>
          </draw:text-box>
        </draw:frame>
        <draw:frame draw:style-name="gr14" draw:text-style-name="P15" draw:layer="layout" svg:width="14.732cm" svg:height="1.243cm" svg:x="3.518cm" svg:y="12.727cm">
          <draw:text-box>
            <text:p text:style-name="P14"><text:span text:style-name="T12">(</text:span><text:span text:style-name="T13">s/valid? </text:span><text:span text:style-name="T12">#{</text:span><text:span text:style-name="T18">:club :diamond :heart :spade</text:span><text:span text:style-name="T12">} </text:span><text:span text:style-name="T18">:clu</text:span><text:span text:style-name="T18">b</text:span><text:span text:style-name="T12">) </text:span><text:span text:style-name="T15">;; true</text:span><text:span text:style-name="T15"><text:line-break/></text:span><text:span text:style-name="T12">(</text:span><text:span text:style-name="T13">s/valid? </text:span><text:span text:style-name="T12">#{</text:span><text:span text:style-name="T18">:club :diamond :heart :spade</text:span><text:span text:style-name="T12">} </text:span><text:span text:style-name="T14">42</text:span><text:span text:style-name="T12">) </text:span><text:span text:style-name="T15">;; false</text:span></text:p>
          </draw:text-box>
        </draw:frame>
        <draw:frame draw:style-name="gr15" draw:text-style-name="P17" draw:layer="layout" svg:width="8.636cm" svg:height="1.757cm" svg:x="18.35cm" svg:y="10.481cm">
          <draw:text-box>
            <text:p><text:span text:style-name="T17">Note:</text:span></text:p>
            <text:list text:style-name="L4">
              <text:list-item>
                <text:p><text:span text:style-name="T17">Use some customize boolean functions</text:span></text:p>
              </text:list-item>
            </text:list>
            <text:p><text:span text:style-name="T17"/></text:p>
          </draw:text-box>
        </draw:frame>
        <draw:frame draw:style-name="gr15" draw:text-style-name="P17" draw:layer="layout" svg:width="8.636cm" svg:height="1.757cm" svg:x="18.55cm" svg:y="12.7cm">
          <draw:text-box>
            <text:p><text:span text:style-name="T17">Note:</text:span></text:p>
            <text:list text:style-name="L4">
              <text:list-item>
                <text:p><text:span text:style-name="T17">Use function object.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16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<text:s/></text:span><text:span text:style-name="T5">Basic</text:span></text:p>
              </text:list-item>
            </text:list>
          </draw:text-box>
        </draw:frame>
        <draw:frame draw:style-name="gr17" draw:text-style-name="P18" draw:layer="layout" svg:width="16.256cm" svg:height="0.962cm" svg:x="2.794cm" svg:y="4.318cm">
          <draw:text-box>
            <text:list text:style-name="L5">
              <text:list-item>
                <text:p><text:span text:style-name="T19">Registry – define reusable spec</text:span></text:p>
              </text:list-item>
            </text:list>
          </draw:text-box>
        </draw:frame>
        <draw:frame draw:style-name="gr14" draw:text-style-name="P15" draw:layer="layout" svg:width="14.732cm" svg:height="1.243cm" svg:x="3.556cm" svg:y="6.858cm">
          <draw:text-box>
            <text:p text:style-name="P14"><text:span text:style-name="T12">(</text:span><text:span text:style-name="T13">s/def </text:span><text:span text:style-name="T18">::date </text:span><text:span text:style-name="T12">inst?)</text:span><text:span text:style-name="T12"><text:line-break/></text:span><text:span text:style-name="T12">(</text:span><text:span text:style-name="T13">s/def </text:span><text:span text:style-name="T18">::suit </text:span><text:span text:style-name="T12">#{</text:span><text:span text:style-name="T18">:club :diamond :heart :spade</text:span><text:span text:style-name="T12">})</text:span></text:p>
          </draw:text-box>
        </draw:frame>
        <draw:frame draw:style-name="gr12" draw:text-style-name="P16" draw:layer="layout" svg:width="16.256cm" svg:height="0.831cm" svg:x="3.302cm" svg:y="5.588cm">
          <draw:text-box>
            <text:p><text:span text:style-name="T16">Format: </text:span><text:span text:style-name="T6">(s/def</text:span><text:span text:style-name="T7"> keyword</text:span><text:span text:style-name="T6"> spec)</text:span></text:p>
          </draw:text-box>
        </draw:frame>
        <draw:frame draw:style-name="gr18" draw:text-style-name="P17" draw:layer="layout" svg:width="8.636cm" svg:height="1.673cm" svg:x="18.542cm" svg:y="6.723cm">
          <draw:text-box>
            <text:p><text:span text:style-name="T17">Note:</text:span></text:p>
            <text:list text:style-name="L4">
              <text:list-item>
                <text:p><text:span text:style-name="T17">The keyword must use format such as ”::key-</text:span><text:span text:style-name="T17">name”, which with “::”</text:span></text:p>
              </text:list-item>
            </text:list>
          </draw:text-box>
        </draw:frame>
        <draw:frame draw:style-name="gr19" draw:text-style-name="P15" draw:layer="layout" svg:width="14.732cm" svg:height="3.722cm" svg:x="3.556cm" svg:y="8.663cm">
          <draw:text-box>
            <text:p text:style-name="P14"><text:span text:style-name="T15">;; unqualified namespace</text:span><text:span text:style-name="T15"><text:line-break/></text:span><text:span text:style-name="T12">(</text:span><text:span text:style-name="T13">s/def </text:span><text:span text:style-name="T18">::date </text:span><text:span text:style-name="T12">inst?)</text:span><text:span text:style-name="T12"><text:line-break/></text:span><text:span text:style-name="T12">(</text:span><text:span text:style-name="T13">s/def </text:span><text:span text:style-name="T18">::suit </text:span><text:span text:style-name="T12">#{</text:span><text:span text:style-name="T18">:club :diamond :heart :spade</text:span><text:span text:style-name="T12">})</text:span><text:span text:style-name="T12"><text:line-break/></text:span><text:span text:style-name="T12"><text:line-break/></text:span><text:span text:style-name="T15">;; qualified namespace</text:span><text:span text:style-name="T15"><text:line-break/></text:span><text:span text:style-name="T12">(</text:span><text:span text:style-name="T13">s/def </text:span><text:span text:style-name="T18">:animal/dog </text:span><text:span text:style-name="T12">#{</text:span><text:span text:style-name="T18">:name :age</text:span><text:span text:style-name="T12">})</text:span><text:span text:style-name="T12"><text:line-break/></text:span><text:span text:style-name="T12"/></text:p>
          </draw:text-box>
        </draw:frame>
        <draw:frame draw:style-name="gr20" draw:text-style-name="P17" draw:layer="layout" svg:width="8.636cm" svg:height="3.095cm" svg:x="18.542cm" svg:y="8.843cm">
          <draw:text-box>
            <text:p><text:span text:style-name="T17">Note:</text:span></text:p>
            <text:list text:style-name="L4">
              <text:list-item>
                <text:p><text:span text:style-name="T17">Unqualified namespace – resolved to present </text:span><text:span text:style-name="T17">namspace</text:span></text:p>
              </text:list-item>
              <text:list-item>
                <text:p><text:span text:style-name="T17">Qualified namespace – resolved to qualified </text:span><text:span text:style-name="T17">namespace</text:span></text:p>
              </text:list-item>
            </text:list>
            <text:p><text:span text:style-name="T17"/></text:p>
          </draw:text-box>
        </draw:frame>
        <draw:line draw:style-name="gr21" draw:text-style-name="P3" draw:layer="layout" svg:x1="22.86cm" svg:y1="11.684cm" svg:x2="21.844cm" svg:y2="13.208cm">
          <text:p/>
        </draw:line>
        <draw:frame draw:style-name="gr2" draw:text-style-name="P4" draw:layer="layout" svg:width="5.334cm" svg:height="0.962cm" svg:x="19.812cm" svg:y="13.716cm">
          <draw:text-box>
            <text:p>See slide 8</text:p>
          </draw:text-box>
        </draw:frame>
        <draw:frame draw:style-name="gr22" draw:text-style-name="P4" draw:layer="layout" svg:width="0.502cm" svg:height="1.187cm" svg:x="25.908cm" svg:y="16.002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23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<text:s/></text:span><text:span text:style-name="T5">Basic</text:span></text:p>
              </text:list-item>
            </text:list>
          </draw:text-box>
        </draw:frame>
        <draw:frame draw:style-name="gr24" draw:text-style-name="P18" draw:layer="layout" svg:width="16.256cm" svg:height="0.962cm" svg:x="2.794cm" svg:y="4.318cm">
          <draw:text-box>
            <text:list text:style-name="L5">
              <text:list-item>
                <text:p><text:span text:style-name="T19">Validate/Check</text:span></text:p>
              </text:list-item>
            </text:list>
          </draw:text-box>
        </draw:frame>
        <draw:frame draw:style-name="gr25" draw:text-style-name="P16" draw:layer="layout" svg:width="16.256cm" svg:height="2.571cm" svg:x="3.302cm" svg:y="5.589cm">
          <draw:text-box>
            <text:p><text:span text:style-name="T16">Format: </text:span><text:span text:style-name="T6">(s/valid?</text:span><text:span text:style-name="T7"> spec</text:span><text:span text:style-name="T6"> value)</text:span></text:p>
            <text:p text:style-name="P14"><text:span text:style-name="T6"><text:s text:c="6"/></text:span><text:span text:style-name="T6">(</text:span><text:span text:style-name="T7">s/conform </text:span><text:span text:style-name="T6">spec value)</text:span></text:p>
            <text:p text:style-name="P14"><text:span text:style-name="T6"><text:s text:c="6"/></text:span><text:span text:style-name="T6">(</text:span><text:span text:style-name="T7">s/explain </text:span><text:span text:style-name="T6">spec value)</text:span><text:span text:style-name="T6"><text:line-break/></text:span><text:span text:style-name="T6"> <text:s text:c="5"/>(</text:span><text:span text:style-name="T7">s/explain-date </text:span><text:span text:style-name="T6">spec value)</text:span></text:p>
          </draw:text-box>
        </draw:frame>
        <draw:frame draw:style-name="gr26" draw:text-style-name="P15" draw:layer="layout" svg:width="14.732cm" svg:height="7.193cm" svg:x="3.618cm" svg:y="8.263cm">
          <draw:text-box>
            <text:p text:style-name="P14"><text:span text:style-name="T20">(</text:span><text:span text:style-name="T21">s/valid? </text:span><text:span text:style-name="T18">::date </text:span><text:span text:style-name="T20">(</text:span><text:span text:style-name="T21">java.util.Date.</text:span><text:span text:style-name="T20">))</text:span><text:span text:style-name="T20"><text:line-break/></text:span><text:span text:style-name="T22">;;=&gt; true</text:span><text:span text:style-name="T22"><text:line-break/></text:span><text:span text:style-name="T20">(</text:span><text:span text:style-name="T21">s/valid? </text:span><text:span text:style-name="T18">::date </text:span><text:span text:style-name="T23">42</text:span><text:span text:style-name="T20">)</text:span><text:span text:style-name="T20"><text:line-break/></text:span><text:span text:style-name="T22">;;=&gt; false</text:span><text:span text:style-name="T22"><text:line-break/></text:span><text:span text:style-name="T22"><text:line-break/></text:span><text:span text:style-name="T20">(</text:span><text:span text:style-name="T21">s/conform </text:span><text:span text:style-name="T18">::suit :club</text:span><text:span text:style-name="T20">)</text:span><text:span text:style-name="T20"><text:line-break/></text:span><text:span text:style-name="T22">;;=&gt; :club</text:span><text:span text:style-name="T22"><text:line-break/></text:span><text:span text:style-name="T20">(</text:span><text:span text:style-name="T21">s/conform </text:span><text:span text:style-name="T18">::suit </text:span><text:span text:style-name="T24">"like"</text:span><text:span text:style-name="T20">)</text:span><text:span text:style-name="T20"><text:line-break/></text:span><text:span text:style-name="T22">;;=&gt; :clojure.spec.alpha/invalid</text:span><text:span text:style-name="T22"><text:line-break/></text:span><text:span text:style-name="T22"><text:line-break/></text:span><text:span text:style-name="T20">(</text:span><text:span text:style-name="T21">s/explain </text:span><text:span text:style-name="T18">::date </text:span><text:span text:style-name="T20">(</text:span><text:span text:style-name="T21">java.util.Date.</text:span><text:span text:style-name="T20">))</text:span><text:span text:style-name="T20"><text:line-break/></text:span><text:span text:style-name="T22">;;=&gt; Success!</text:span><text:span text:style-name="T22"><text:line-break/></text:span><text:span text:style-name="T20">(</text:span><text:span text:style-name="T21">s/explain </text:span><text:span text:style-name="T18">::date </text:span><text:span text:style-name="T14">42</text:span><text:span text:style-name="T12">)</text:span><text:span text:style-name="T12"><text:line-break/></text:span><text:span text:style-name="T15">;;=&gt; 42 - failed: inst? spec: :user/</text:span><text:span text:style-name="T15">date</text:span></text:p>
          </draw:text-box>
        </draw:frame>
        <draw:frame draw:style-name="gr27" draw:text-style-name="P20" draw:layer="layout" svg:width="8.382cm" svg:height="2.147cm" svg:x="19.05cm" svg:y="8.382cm">
          <draw:text-box>
            <text:p><text:span text:style-name="T25">Reference quickly:</text:span></text:p>
            <text:p><text:span text:style-name="T25"><text:a xlink:href="https://clojure.org/api/cheatsheet" xlink:type="simple">https://clojure.org/api/cheatsheet</text:a></text:span></text:p>
            <text:p><text:span text:style-name="T25"><text:a xlink:href="http://cljs.github.io/api/cljs.spec.alpha/" xlink:type="simple">http://cljs.github.io/api/cljs.spec.alpha/</text:a></text:span></text:p>
            <text:p><text:span text:style-name="T25"><text:a xlink:href="https://www.clojure.org/guides/spec#_explain" xlink:type="simple">https://www.clojure.org/guides/spec#_explain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28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<text:s/></text:span><text:span text:style-name="T5">Basic</text:span></text:p>
              </text:list-item>
            </text:list>
          </draw:text-box>
        </draw:frame>
        <draw:frame draw:style-name="gr29" draw:text-style-name="P18" draw:layer="layout" svg:width="16.256cm" svg:height="0.962cm" svg:x="2.794cm" svg:y="4.318cm">
          <draw:text-box>
            <text:list text:style-name="L5">
              <text:list-item>
                <text:p><text:span text:style-name="T19">Unqualified Namespace and </text:span><text:span text:style-name="T19">Qualified Namepsace</text:span></text:p>
              </text:list-item>
            </text:list>
          </draw:text-box>
        </draw:frame>
        <draw:frame draw:style-name="gr12" draw:text-style-name="P16" draw:layer="layout" svg:width="16.256cm" svg:height="0.831cm" svg:x="3.302cm" svg:y="5.589cm">
          <draw:text-box>
            <text:p><text:span text:style-name="T26">Use in the same namespace</text:span></text:p>
          </draw:text-box>
        </draw:frame>
        <draw:frame draw:style-name="gr30" draw:text-style-name="P15" draw:layer="layout" svg:width="14.732cm" svg:height="6.697cm" svg:x="3.556cm" svg:y="6.923cm">
          <draw:text-box>
            <text:p text:style-name="P14"><text:span text:style-name="T22">(ns spect-test.basic)</text:span></text:p>
            <text:p text:style-name="P14"><text:span text:style-name="T22"/></text:p>
            <text:p text:style-name="P14"><text:span text:style-name="T22">;; unqualified namespace</text:span><text:span text:style-name="T20"><text:line-break/></text:span><text:span text:style-name="T20">(</text:span><text:span text:style-name="T21">s/def </text:span><text:span text:style-name="T18">::suit </text:span><text:span text:style-name="T20">#{</text:span><text:span text:style-name="T18">:club :diamond :heart :spade</text:span><text:span text:style-name="T20">})</text:span><text:span text:style-name="T20"><text:line-break/></text:span><text:span text:style-name="T20"><text:line-break/></text:span><text:span text:style-name="T22">;; qualified namespace</text:span><text:span text:style-name="T22"><text:line-break/></text:span><text:span text:style-name="T20">(</text:span><text:span text:style-name="T21">s/def </text:span><text:span text:style-name="T18">:animal/dog </text:span><text:span text:style-name="T20">#{</text:span><text:span text:style-name="T18">:name :age</text:span><text:span text:style-name="T12">})</text:span></text:p>
            <text:p text:style-name="P14"><text:span text:style-name="T12"/></text:p>
            <text:p text:style-name="P14"><text:span text:style-name="T15">;;; Use namespace qualified and </text:span><text:span text:style-name="T15">unqualified</text:span><text:span text:style-name="T15"><text:line-break/></text:span><text:span text:style-name="T12">(</text:span><text:span text:style-name="T13">s/explain </text:span><text:span text:style-name="T18">::suit :like</text:span><text:span text:style-name="T12">)</text:span><text:span text:style-name="T12"><text:line-break/></text:span><text:span text:style-name="T12">(</text:span><text:span text:style-name="T13">s/explain </text:span><text:span text:style-name="T18">:spec-test.basic/suit :like</text:span><text:span text:style-name="T12">)</text:span><text:span text:style-name="T12"><text:line-break/></text:span><text:span text:style-name="T12"><text:line-break/></text:span><text:span text:style-name="T12">(</text:span><text:span text:style-name="T13">s/explain </text:span><text:span text:style-name="T18">:animal/dog :apple</text:span><text:span text:style-name="T12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31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<text:s/></text:span><text:span text:style-name="T5">Basic</text:span></text:p>
              </text:list-item>
            </text:list>
          </draw:text-box>
        </draw:frame>
        <draw:frame draw:style-name="gr32" draw:text-style-name="P18" draw:layer="layout" svg:width="16.256cm" svg:height="0.962cm" svg:x="2.794cm" svg:y="4.318cm">
          <draw:text-box>
            <text:list text:style-name="L5">
              <text:list-item>
                <text:p><text:span text:style-name="T19">Unqualified Namespace and </text:span><text:span text:style-name="T19">Qualified Namepsace</text:span></text:p>
              </text:list-item>
            </text:list>
          </draw:text-box>
        </draw:frame>
        <draw:frame draw:style-name="gr12" draw:text-style-name="P16" draw:layer="layout" svg:width="16.256cm" svg:height="0.831cm" svg:x="3.302cm" svg:y="5.589cm">
          <draw:text-box>
            <text:p><text:span text:style-name="T26">Use in the different namespace</text:span></text:p>
          </draw:text-box>
        </draw:frame>
        <draw:frame draw:style-name="gr26" draw:text-style-name="P15" draw:layer="layout" svg:width="14.732cm" svg:height="7.194cm" svg:x="3.556cm" svg:y="6.923cm">
          <draw:text-box>
            <text:p text:style-name="P14"><text:span text:style-name="T22">;;; Define</text:span></text:p>
            <text:p text:style-name="P14"><text:span text:style-name="T22">(ns spect-test.basic)</text:span></text:p>
            <text:p text:style-name="P14"><text:span text:style-name="T22">;; unqualified namespace</text:span><text:span text:style-name="T20"><text:line-break/></text:span><text:span text:style-name="T20">(</text:span><text:span text:style-name="T21">s/def </text:span><text:span text:style-name="T18">::suit </text:span><text:span text:style-name="T20">#{</text:span><text:span text:style-name="T18">:club :diamond :heart :spade</text:span><text:span text:style-name="T20">})</text:span><text:span text:style-name="T20"><text:line-break/></text:span><text:span text:style-name="T22">;; qualified namespace</text:span><text:span text:style-name="T22"><text:line-break/></text:span><text:span text:style-name="T20">(</text:span><text:span text:style-name="T21">s/def </text:span><text:span text:style-name="T18">:animal/dog </text:span><text:span text:style-name="T20">#{</text:span><text:span text:style-name="T18">:name :age</text:span><text:span text:style-name="T12">})</text:span></text:p>
            <text:p text:style-name="P14"><text:span text:style-name="T12"/></text:p>
            <text:p text:style-name="P14"><text:span text:style-name="T12">;;; Use</text:span></text:p>
            <text:p text:style-name="P14"><text:span text:style-name="T12">(</text:span><text:span text:style-name="T13">ns </text:span><text:span text:style-name="T12">spec-test.core</text:span><text:span text:style-name="T12"><text:line-break/></text:span><text:span text:style-name="T12"> <text:s/>(</text:span><text:span text:style-name="T18">:require </text:span><text:span text:style-name="T12">[spec-test.basic])) ; </text:span><text:span text:style-name="T12">must require</text:span></text:p>
            <text:p text:style-name="P14"><text:span text:style-name="T15">;;; Use namespace qualified and </text:span><text:span text:style-name="T15">unqualified</text:span><text:span text:style-name="T15"><text:line-break/></text:span><text:span text:style-name="T12">(</text:span><text:span text:style-name="T13">s/explain </text:span><text:span text:style-name="T18">:spec-test.basic/suit :like</text:span><text:span text:style-name="T12">)</text:span><text:span text:style-name="T12"><text:line-break/></text:span><text:span text:style-name="T12"><text:line-break/></text:span><text:span text:style-name="T12">(</text:span><text:span text:style-name="T13">s/explain </text:span><text:span text:style-name="T18">:animal/dog :apple</text:span><text:span text:style-name="T12">)</text:span></text:p>
          </draw:text-box>
        </draw:frame>
        <draw:frame draw:style-name="gr27" draw:text-style-name="P20" draw:layer="layout" svg:width="8.382cm" svg:height="2.147cm" svg:x="19.05cm" svg:y="7.112cm">
          <draw:text-box>
            <text:p><text:span text:style-name="T25">Note:</text:span></text:p>
            <text:p><text:span text:style-name="T25"><text:s text:c="2"/></text:span><text:span text:style-name="T25">Some dependencies don’t require.</text:span></text:p>
            <text:p><text:span text:style-name="T25"><text:s text:c="2"/></text:span><text:span text:style-name="T25">Plead add them.</text:span></text:p>
          </draw:text-box>
        </draw:frame>
        <draw:frame draw:style-name="gr33" draw:text-style-name="P15" draw:layer="layout" svg:width="10.16cm" svg:height="3.141cm" svg:x="17.272cm" svg:y="11.845cm">
          <draw:text-box>
            <text:p text:style-name="P14"><text:span text:style-name="T12">(</text:span><text:span text:style-name="T13">ns </text:span><text:span text:style-name="T12">spec-test.core</text:span><text:span text:style-name="T12"><text:line-break/></text:span><text:span text:style-name="T12"> <text:s/>(</text:span><text:span text:style-name="T18">:require </text:span><text:span text:style-name="T12">[spec-test.basic </text:span><text:span text:style-name="T18">:as</text:span><text:span text:style-name="T12"> </text:span><text:span text:style-name="T12">sb]))</text:span><text:span text:style-name="T15"><text:line-break/></text:span><text:span text:style-name="T12">(</text:span><text:span text:style-name="T13">s/explain </text:span><text:span text:style-name="T18">::sb/suit :like</text:span><text:span text:style-name="T12">)</text:span><text:span text:style-name="T12"><text:line-break/></text:span><text:span text:style-name="T12"><text:line-break/></text:span><text:span text:style-name="T12">(</text:span><text:span text:style-name="T13">s/explain </text:span><text:span text:style-name="T18">:animal/dog :apple</text:span><text:span text:style-name="T12">)</text:span></text:p>
          </draw:text-box>
        </draw:frame>
        <draw:line draw:style-name="gr21" draw:text-style-name="P3" draw:layer="layout" svg:x1="14.986cm" svg:y1="12.446cm" svg:x2="17.018cm" svg:y2="13.208cm">
          <text:p/>
        </draw:lin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8" draw:text-style-name="P11" draw:layer="layout" svg:width="10.16cm" svg:height="1.038cm" svg:x="2.24cm" svg:y="2.671cm">
          <draw:text-box>
            <text:list text:style-name="L4">
              <text:list-item>
                <text:p><text:span text:style-name="T27"><text:s/></text:span><text:span text:style-name="T5">Composing predicates</text:span></text:p>
              </text:list-item>
            </text:list>
          </draw:text-box>
        </draw:frame>
        <draw:frame draw:style-name="gr34" draw:text-style-name="P16" draw:layer="layout" svg:width="16.256cm" svg:height="1.411cm" svg:x="3.302cm" svg:y="4.39cm">
          <draw:text-box>
            <text:p><text:span text:style-name="T26">Format: </text:span><text:span text:style-name="T6">(</text:span><text:span text:style-name="T7">s/and </text:span><text:span text:style-name="T6">predicate1 </text:span><text:span text:style-name="T6">predicate2 ...)</text:span><text:span text:style-name="T6"><text:line-break/></text:span><text:span text:style-name="T6"> <text:s text:c="7"/>(</text:span><text:span text:style-name="T7">s/or </text:span><text:span text:style-name="T6">predicate1 </text:span><text:span text:style-name="T6">predicate2 ...)</text:span></text:p>
          </draw:text-box>
        </draw:frame>
        <draw:frame draw:style-name="gr35" draw:text-style-name="P15" draw:layer="layout" svg:width="16.764cm" svg:height="6.192cm" svg:x="3.556cm" svg:y="6.724cm">
          <draw:text-box>
            <text:p text:style-name="P14"><text:span text:style-name="T20">(</text:span><text:span text:style-name="T21">s/def </text:span><text:span text:style-name="T18">::big-even </text:span><text:span text:style-name="T20">(</text:span><text:span text:style-name="T21">s/and </text:span><text:span text:style-name="T20">int? even? </text:span><text:span text:style-name="T20">#(</text:span><text:span text:style-name="T21">&gt; </text:span><text:span text:style-name="T20">% </text:span><text:span text:style-name="T23">1000</text:span><text:span text:style-name="T20">)))</text:span><text:span text:style-name="T20"><text:line-break/></text:span><text:span text:style-name="T20">(</text:span><text:span text:style-name="T21">s/conform </text:span><text:span text:style-name="T18">::big-</text:span><text:span text:style-name="T18">even :foo</text:span><text:span text:style-name="T20">) </text:span><text:span text:style-name="T22">;; </text:span><text:span text:style-name="T22">:clojure.spec.alpha/invalid</text:span><text:span text:style-name="T22"><text:line-break/></text:span><text:span text:style-name="T20">(</text:span><text:span text:style-name="T21">s/conform </text:span><text:span text:style-name="T18">::big-even </text:span><text:span text:style-name="T23">10</text:span><text:span text:style-name="T20">) </text:span><text:span text:style-name="T22">;; :clojure.spec.alpha/invalid</text:span><text:span text:style-name="T22"><text:line-break/></text:span><text:span text:style-name="T20">(</text:span><text:span text:style-name="T21">s/conform </text:span><text:span text:style-name="T18">::big-even </text:span><text:span text:style-name="T23">100000</text:span><text:span text:style-name="T20">) </text:span><text:span text:style-name="T22">;; </text:span><text:span text:style-name="T22">true</text:span><text:span text:style-name="T22"><text:line-break/></text:span><text:span text:style-name="T22"><text:line-break/></text:span><text:span text:style-name="T22">;;; return a destruct data structure </text:span><text:span text:style-name="T22">- a map entry.</text:span><text:span text:style-name="T22"><text:line-break/></text:span><text:span text:style-name="T20">(</text:span><text:span text:style-name="T21">s/def </text:span><text:span text:style-name="T18">::name-or-id </text:span><text:span text:style-name="T20">(</text:span><text:span text:style-name="T21">s/or </text:span><text:span text:style-name="T18">:name </text:span><text:span text:style-name="T20">string?</text:span><text:span text:style-name="T20"><text:line-break/></text:span><text:span text:style-name="T20"> <text:s text:c="25"/></text:span><text:span text:style-name="T18">:id <text:s text:c="2"/></text:span><text:span text:style-name="T20">int?))</text:span><text:span text:style-name="T20"><text:line-break/></text:span><text:span text:style-name="T20">(</text:span><text:span text:style-name="T21">s/conform </text:span><text:span text:style-name="T18">::name-or-id </text:span><text:span text:style-name="T24">"abc"</text:span><text:span text:style-name="T20">) </text:span><text:span text:style-name="T22">;; </text:span><text:span text:style-name="T22">[:name "abc"]</text:span><text:span text:style-name="T22"><text:line-break/></text:span><text:span text:style-name="T20">(</text:span><text:span text:style-name="T21">s/conform </text:span><text:span text:style-name="T18">::name-or-id </text:span><text:span text:style-name="T23">100</text:span><text:span text:style-name="T20">) </text:span><text:span text:style-name="T22">;; [:id </text:span><text:span text:style-name="T22">100]</text:span><text:span text:style-name="T22"><text:line-break/></text:span><text:span text:style-name="T20">(</text:span><text:span text:style-name="T21">s/conform </text:span><text:span text:style-name="T18">::name-or-</text:span><text:span text:style-name="T18">id :foo</text:span><text:span text:style-name="T12">) </text:span><text:span text:style-name="T15">;; </text:span><text:span text:style-name="T15">:clojure.spec.alpha/invali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8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Composing spec</text:span></text:p>
              </text:list-item>
            </text:list>
          </draw:text-box>
        </draw:frame>
        <draw:frame draw:style-name="gr36" draw:text-style-name="P16" draw:layer="layout" svg:width="19.304cm" svg:height="2.403cm" svg:x="3.302cm" svg:y="4.201cm">
          <draw:text-box>
            <text:p><text:span text:style-name="T26">Format: </text:span><text:span text:style-name="T12">(</text:span><text:span text:style-name="T13">s/def keyword</text:span><text:span text:style-name="T18"> </text:span><text:span text:style-name="T12">(</text:span><text:span text:style-name="T13">s/keys </text:span><text:span text:style-name="T18">:req </text:span><text:span text:style-name="T12">[</text:span><text:span text:style-name="T18">spec1 spec2 spec3</text:span><text:span text:style-name="T12">]</text:span><text:span text:style-name="T12"><text:line-break/></text:span><text:span text:style-name="T12"> <text:s text:c="31"/></text:span><text:span text:style-name="T18">:opt </text:span><text:span text:style-name="T12">[</text:span><text:span text:style-name="T18">spec1 spec2</text:span><text:span text:style-name="T12">]))</text:span><text:span text:style-name="T6"><text:line-break/></text:span><text:span text:style-name="T6"> <text:s text:c="7"/></text:span><text:span text:style-name="T12">(</text:span><text:span text:style-name="T13">s/def keyword</text:span><text:span text:style-name="T18"> </text:span><text:span text:style-name="T12">(</text:span><text:span text:style-name="T13">s/keys </text:span><text:span text:style-name="T18">:req-un </text:span><text:span text:style-name="T12">[</text:span><text:span text:style-name="T18">spec1 spec2 spec3</text:span><text:span text:style-name="T12">]</text:span><text:span text:style-name="T12"><text:line-break/></text:span><text:span text:style-name="T12"> <text:s text:c="31"/></text:span><text:span text:style-name="T18">:opt</text:span><text:span text:style-name="T18">-un </text:span><text:span text:style-name="T12">[</text:span><text:span text:style-name="T18">spec1 spec2</text:span><text:span text:style-name="T12">]))</text:span></text:p>
          </draw:text-box>
        </draw:frame>
        <draw:frame draw:style-name="gr37" draw:text-style-name="P15" draw:layer="layout" svg:width="19.304cm" svg:height="7.192cm" svg:x="3.81cm" svg:y="7.336cm">
          <draw:text-box>
            <text:p text:style-name="P14"><text:span text:style-name="T20">(</text:span><text:span text:style-name="T21">def </text:span><text:span text:style-name="T20">email-regex #</text:span><text:span text:style-name="T24">"^[a-zA-Z0-9._%+-]</text:span><text:span text:style-name="T24">+@[a-zA-Z0-9.-]+\.[a-zA-Z]{2,63}$"</text:span><text:span text:style-name="T20">)</text:span><text:span text:style-name="T20"><text:line-break/></text:span><text:span text:style-name="T20">(</text:span><text:span text:style-name="T21">s/def </text:span><text:span text:style-name="T18">::email-type </text:span><text:span text:style-name="T20">(</text:span><text:span text:style-name="T21">s/and </text:span><text:span text:style-name="T20">string? </text:span><text:span text:style-name="T20">#(</text:span><text:span text:style-name="T21">re-matches </text:span><text:span text:style-name="T20">email-regex %)))</text:span><text:span text:style-name="T20"><text:line-break/></text:span><text:span text:style-name="T20"><text:line-break/></text:span><text:span text:style-name="T20">(</text:span><text:span text:style-name="T21">s/def </text:span><text:span text:style-name="T18">::phone </text:span><text:span text:style-name="T20">int?)</text:span><text:span text:style-name="T20"><text:line-break/></text:span><text:span text:style-name="T20">(</text:span><text:span text:style-name="T21">s/def </text:span><text:span text:style-name="T18">::first-name </text:span><text:span text:style-name="T20">string?)</text:span><text:span text:style-name="T20"><text:line-break/></text:span><text:span text:style-name="T20">(</text:span><text:span text:style-name="T21">s/def </text:span><text:span text:style-name="T18">::last-name </text:span><text:span text:style-name="T20">string?)</text:span><text:span text:style-name="T20"><text:line-break/></text:span><text:span text:style-name="T20">(</text:span><text:span text:style-name="T21">s/def </text:span><text:span text:style-name="T18">::email ::email-type</text:span><text:span text:style-name="T20">)</text:span><text:span text:style-name="T20"><text:line-break/></text:span><text:span text:style-name="T20"><text:line-break/></text:span><text:span text:style-name="T20">(</text:span><text:span text:style-name="T21">s/def </text:span><text:span text:style-name="T18">::person </text:span><text:span text:style-name="T20">(</text:span><text:span text:style-name="T21">s/keys </text:span><text:span text:style-name="T18">:req </text:span><text:span text:style-name="T20">[</text:span><text:span text:style-name="T18">::first-name ::last-name ::email</text:span><text:span text:style-name="T20">]</text:span><text:span text:style-name="T20"><text:line-break/></text:span><text:span text:style-name="T20"> <text:s text:c="23"/></text:span><text:span text:style-name="T18">:opt </text:span><text:span text:style-name="T20">[</text:span><text:span text:style-name="T18">::phone</text:span><text:span text:style-name="T20">]))</text:span><text:span text:style-name="T20"><text:line-break/></text:span><text:span text:style-name="T20"><text:line-break/></text:span><text:span text:style-name="T20">(</text:span><text:span text:style-name="T21">s/def </text:span><text:span text:style-name="T18">:unq/person</text:span><text:span text:style-name="T18"><text:line-break/></text:span><text:span text:style-name="T18"> <text:s/></text:span><text:span text:style-name="T20">(</text:span><text:span text:style-name="T21">s/keys </text:span><text:span text:style-name="T18">:req-un </text:span><text:span text:style-name="T20">[</text:span><text:span text:style-name="T18">::first-</text:span><text:span text:style-name="T18">name ::last-name ::email</text:span><text:span text:style-name="T20">]</text:span><text:span text:style-name="T20"><text:line-break/></text:span><text:span text:style-name="T20"> <text:s text:c="9"/></text:span><text:span text:style-name="T18">:opt-un </text:span><text:span text:style-name="T20">[</text:span><text:span text:style-name="T18">::phone</text:span><text:span text:style-name="T12">]))</text:span></text:p>
          </draw:text-box>
        </draw:frame>
        <draw:frame draw:style-name="gr18" draw:text-style-name="P17" draw:layer="layout" svg:width="6.858cm" svg:height="1.673cm" svg:x="20.212cm" svg:y="4.408cm">
          <draw:text-box>
            <text:p><text:span text:style-name="T17">Qualified spec namespace</text:span></text:p>
            <text:p><text:span text:style-name="T17"/></text:p>
            <text:p><text:span text:style-name="T17">Unqulified spec namespace</text:span></text:p>
          </draw:text-box>
        </draw:frame>
        <draw:line draw:style-name="gr21" draw:text-style-name="P3" draw:layer="layout" svg:x1="19.05cm" svg:y1="4.761cm" svg:x2="20.32cm" svg:y2="4.761cm">
          <text:p/>
        </draw:line>
        <draw:line draw:style-name="gr21" draw:text-style-name="P3" draw:layer="layout" svg:x1="19.05cm" svg:y1="5.761cm" svg:x2="20.32cm" svg:y2="5.761cm">
          <text:p/>
        </draw:line>
        <draw:frame draw:style-name="gr38" draw:text-style-name="P4" draw:layer="layout" svg:width="3.556cm" svg:height="1.199cm" svg:x="23.368cm" svg:y="7.553cm">
          <draw:text-box>
            <text:p><text:span text:style-name="T25">Rerence:</text:span></text:p>
            <text:p><text:span text:style-name="T25"><text:a xlink:href="http://clojuredocs.org/clojure.spec.alpha/keys" xlink:type="simple">http://clojuredocs.org/clojure.spec.alpha/keys</text:a></text:span></text:p>
          </draw:text-box>
        </draw:frame>
        <draw:frame draw:style-name="gr13" draw:text-style-name="P20" draw:layer="layout" svg:width="4.064cm" svg:height="4.043cm" svg:x="23.622cm" svg:y="9.906cm">
          <draw:text-box>
            <text:p><text:span text:style-name="T28">s/keys</text:span><text:span text:style-name="T25"> only validate the value that belongs to some </text:span><text:span text:style-name="T25">kewords in </text:span><text:span text:style-name="T28">:req</text:span><text:span text:style-name="T25"> and </text:span><text:span text:style-name="T28">:op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8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Composing spec</text:span></text:p>
              </text:list-item>
            </text:list>
          </draw:text-box>
        </draw:frame>
        <draw:frame draw:style-name="gr36" draw:text-style-name="P16" draw:layer="layout" svg:width="19.304cm" svg:height="2.403cm" svg:x="3.41cm" svg:y="4.064cm">
          <draw:text-box>
            <text:p><text:span text:style-name="T26">Format: </text:span><text:span text:style-name="T12">(</text:span><text:span text:style-name="T13">s/def keyword</text:span><text:span text:style-name="T18"> </text:span><text:span text:style-name="T12">(</text:span><text:span text:style-name="T13">s/keys </text:span><text:span text:style-name="T18">:req </text:span><text:span text:style-name="T12">[</text:span><text:span text:style-name="T18">spec1 spec2 spec3</text:span><text:span text:style-name="T12">]</text:span><text:span text:style-name="T12"><text:line-break/></text:span><text:span text:style-name="T12"> <text:s text:c="31"/></text:span><text:span text:style-name="T18">:opt </text:span><text:span text:style-name="T12">[</text:span><text:span text:style-name="T18">spec1 spec2</text:span><text:span text:style-name="T12">]))</text:span><text:span text:style-name="T6"><text:line-break/></text:span><text:span text:style-name="T6"> <text:s text:c="7"/></text:span><text:span text:style-name="T12">(</text:span><text:span text:style-name="T13">s/def keyword</text:span><text:span text:style-name="T18"> </text:span><text:span text:style-name="T12">(</text:span><text:span text:style-name="T13">s/keys </text:span><text:span text:style-name="T18">:req-run </text:span><text:span text:style-name="T12">[</text:span><text:span text:style-name="T18">spec1 spec2 spec3</text:span><text:span text:style-name="T12">]</text:span><text:span text:style-name="T12"><text:line-break/></text:span><text:span text:style-name="T12"> <text:s text:c="31"/></text:span><text:span text:style-name="T18">:opt</text:span><text:span text:style-name="T18">-run </text:span><text:span text:style-name="T12">[</text:span><text:span text:style-name="T18">spec1 spec2</text:span><text:span text:style-name="T12">]))</text:span></text:p>
          </draw:text-box>
        </draw:frame>
        <draw:frame draw:style-name="gr39" draw:text-style-name="P15" draw:layer="layout" svg:width="11.684cm" svg:height="5.723cm" svg:x="3.81cm" svg:y="6.977cm">
          <draw:text-box>
            <text:p text:style-name="P14"><text:span text:style-name="T20">;;; test in spec-test.compose-spec </text:span><text:span text:style-name="T20">namespace</text:span></text:p>
            <text:p text:style-name="P14"><text:span text:style-name="T20">(</text:span><text:span text:style-name="T21">s/explain </text:span><text:span text:style-name="T18">::person</text:span><text:span text:style-name="T18"><text:line-break/></text:span><text:span text:style-name="T18"> <text:s text:c="9"/></text:span><text:span text:style-name="T20">{</text:span><text:span text:style-name="T18">::first-name :name</text:span><text:span text:style-name="T18"><text:line-break/></text:span><text:span text:style-name="T18"> <text:s text:c="10"/>::last-name </text:span><text:span text:style-name="T24">"Bunny"</text:span><text:span text:style-name="T24"><text:line-break/></text:span><text:span text:style-name="T24"> <text:s text:c="10"/></text:span><text:span text:style-name="T18">::email </text:span><text:span text:style-name="T24">"</text:span><text:span text:style-name="T24"><text:a xlink:href="mailto:bugs@example.com" xlink:type="simple">bugs@example.com</text:a></text:span><text:span text:style-name="T24">"</text:span><text:span text:style-name="T20">})</text:span></text:p>
            <text:p text:style-name="P14"><text:span text:style-name="T20">;; :name - </text:span></text:p>
            <text:p text:style-name="P14"><text:span text:style-name="T20">;; failed: string? </text:span></text:p>
            <text:p text:style-name="P14"><text:span text:style-name="T20">;; in: </text:span><text:span text:style-name="T20">[:spec-test.compose-spec/first-name] </text:span></text:p>
            <text:p text:style-name="P14"><text:span text:style-name="T20">;; at: </text:span><text:span text:style-name="T20">[:spec-test.compose-spec/first-name] </text:span></text:p>
            <text:p text:style-name="P14"><text:span text:style-name="T20">;; spec: </text:span><text:span text:style-name="T20">:spec-test.compose-spec/first-name</text:span><text:span text:style-name="T20"><text:line-break/></text:span><text:span text:style-name="T20"/></text:p>
          </draw:text-box>
        </draw:frame>
        <draw:frame draw:style-name="gr18" draw:text-style-name="P17" draw:layer="layout" svg:width="6.858cm" svg:height="1.673cm" svg:x="20.32cm" svg:y="4.271cm">
          <draw:text-box>
            <text:p><text:span text:style-name="T17">Qualified spec namespace</text:span></text:p>
            <text:p><text:span text:style-name="T17"/></text:p>
            <text:p><text:span text:style-name="T17">Unqulified spec namespace</text:span></text:p>
          </draw:text-box>
        </draw:frame>
        <draw:line draw:style-name="gr21" draw:text-style-name="P3" draw:layer="layout" svg:x1="19.158cm" svg:y1="4.624cm" svg:x2="20.428cm" svg:y2="4.624cm">
          <text:p/>
        </draw:line>
        <draw:line draw:style-name="gr21" draw:text-style-name="P3" draw:layer="layout" svg:x1="19.158cm" svg:y1="5.624cm" svg:x2="20.428cm" svg:y2="5.624cm">
          <text:p/>
        </draw:line>
        <draw:frame draw:style-name="gr39" draw:text-style-name="P15" draw:layer="layout" svg:width="11.684cm" svg:height="5.723cm" svg:x="16.002cm" svg:y="6.977cm">
          <draw:text-box>
            <text:p text:style-name="P14"><text:span text:style-name="T20">;;; test in spec-test.compose-spec </text:span><text:span text:style-name="T20">namespace</text:span><text:span text:style-name="T20"><text:line-break/></text:span><text:span text:style-name="T20">(</text:span><text:span text:style-name="T21">s/explain </text:span><text:span text:style-name="T18">:unq/person</text:span><text:span text:style-name="T18"><text:line-break/></text:span><text:span text:style-name="T18"> <text:s text:c="10"/></text:span><text:span text:style-name="T20">{</text:span><text:span text:style-name="T18">:first-name :name</text:span><text:span text:style-name="T18"><text:line-break/></text:span><text:span text:style-name="T18"> <text:s text:c="11"/>:last-name </text:span><text:span text:style-name="T24">"Bunny"</text:span><text:span text:style-name="T24"><text:line-break/></text:span><text:span text:style-name="T24"> <text:s text:c="11"/></text:span><text:span text:style-name="T18">:email </text:span><text:span text:style-name="T29">"bugs@example.com"</text:span><text:span text:style-name="T12">})</text:span></text:p>
            <text:p text:style-name="P14"><text:span text:style-name="T20">;; :name - </text:span></text:p>
            <text:p text:style-name="P14"><text:span text:style-name="T20">;; failed: string? </text:span></text:p>
            <text:p text:style-name="P14"><text:span text:style-name="T20">;; in: [:first-name] </text:span></text:p>
            <text:p text:style-name="P14"><text:span text:style-name="T20">;; at: [:first-name] </text:span></text:p>
            <text:p text:style-name="P14"><text:span text:style-name="T20">;; spec: </text:span><text:span text:style-name="T20">:spec-test.compose-spec/first-name</text:span></text:p>
          </draw:text-box>
        </draw:frame>
        <draw:frame draw:style-name="gr38" draw:text-style-name="P20" draw:layer="layout" svg:width="11.684cm" svg:height="1.199cm" svg:x="3.81cm" svg:y="13.208cm">
          <draw:text-box>
            <text:p><text:span text:style-name="T25">Note: Must use “::keyword” format as <text:s/>value key</text:span></text:p>
            <text:p><text:span text:style-name="T25"><text:s text:c="10"/></text:span><text:span text:style-name="T25">Error spec have a namesapce</text:span></text:p>
          </draw:text-box>
        </draw:frame>
        <draw:frame draw:style-name="gr38" draw:text-style-name="P20" draw:layer="layout" svg:width="11.684cm" svg:height="1.199cm" svg:x="16.002cm" svg:y="13.279cm">
          <draw:text-box>
            <text:p><text:span text:style-name="T25">Note: Must use “:keyword” format as <text:s/>value key</text:span></text:p>
            <text:p><text:span text:style-name="T25"><text:s text:c="10"/></text:span><text:span text:style-name="T25">Error spec have no namesapc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8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Mutil-spec</text:span></text:p>
              </text:list-item>
            </text:list>
          </draw:text-box>
        </draw:frame>
        <draw:frame draw:style-name="gr40" draw:text-style-name="P21" draw:layer="layout" svg:width="19.304cm" svg:height="1.014cm" svg:x="3.302cm" svg:y="4.318cm">
          <draw:text-box>
            <text:p><text:span text:style-name="T30">Polymorphism method </text:span><text:span text:style-name="T31">of spec.</text:span></text:p>
          </draw:text-box>
        </draw:frame>
        <draw:frame draw:style-name="gr41" draw:text-style-name="P15" draw:layer="layout" svg:width="23.543cm" svg:height="8.187cm" svg:x="3.381cm" svg:y="5.471cm">
          <draw:text-box>
            <text:p text:style-name="P14"><text:span text:style-name="T12">;; Some functions</text:span></text:p>
            <text:p text:style-name="P14"><text:span text:style-name="T12"/></text:p>
            <text:p text:style-name="P14"><text:span text:style-name="T12">(</text:span><text:span text:style-name="T13">defmulti </text:span><text:span text:style-name="T12">name docstring? attr-map? </text:span><text:span text:style-name="T12">dispatch-fn &amp; options)</text:span></text:p>
            <text:p text:style-name="P14"><text:span text:style-name="T12">;; name: <text:s/>mutil-fn name</text:span></text:p>
            <text:p text:style-name="P14"><text:span text:style-name="T12">;; docstring and attr-map: optional.</text:span></text:p>
            <text:p text:style-name="P14"><text:span text:style-name="T12">;; dispatch-fn: get dispatch val and </text:span><text:span text:style-name="T12">return it. </text:span></text:p>
            <text:p text:style-name="P14"><text:span text:style-name="T12">;; <text:s text:c="13"/>Then the </text:span><text:span text:style-name="T12">corresponding function will be </text:span><text:span text:style-name="T12">called</text:span></text:p>
            <text:p text:style-name="P14"><text:span text:style-name="T12">;; options</text:span><text:span text:style-name="T12">：</text:span><text:span text:style-name="T12">key-vals</text:span><text:span text:style-name="T12">，</text:span><text:span text:style-name="T12">such as</text:span></text:p>
            <text:p text:style-name="P14"><text:span text:style-name="T12">;; <text:s text:c="2"/>- :default <text:s text:c="4"/>default </text:span><text:span text:style-name="T12">dispatch-val to handler args. If </text:span><text:span text:style-name="T12">haven’t, then use “:default”.</text:span></text:p>
            <text:p text:style-name="P14"><text:span text:style-name="T12">;; <text:s text:c="2"/>- :hierarchy <text:s text:c="2"/>use it to create </text:span><text:span text:style-name="T12">a hierarchy.</text:span></text:p>
            <text:p text:style-name="P14"><text:span text:style-name="T12"/></text:p>
            <text:p text:style-name="P14"><text:span text:style-name="T12">(</text:span><text:span text:style-name="T13">defmethod </text:span><text:span text:style-name="T12">multifn dispatch-val &amp; </text:span><text:span text:style-name="T12">fn-tail)</text:span></text:p>
            <text:p text:style-name="P14"><text:span text:style-name="T12">;; multifn: <text:s/>the `name` in defmulti</text:span></text:p>
            <text:p text:style-name="P14"><text:span text:style-name="T12">;; dispatch-val: the return-val of </text:span><text:span text:style-name="T12">dispatch-fn. If no, use :default</text:span></text:p>
            <text:p text:style-name="P14"><text:span text:style-name="T12">;; fn-tail: handler function</text:span><text:span text:style-name="T12">。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8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Mutil-spec</text:span></text:p>
              </text:list-item>
            </text:list>
          </draw:text-box>
        </draw:frame>
        <draw:frame draw:style-name="gr40" draw:text-style-name="P21" draw:layer="layout" svg:width="19.304cm" svg:height="1.014cm" svg:x="3.302cm" svg:y="4.318cm">
          <draw:text-box>
            <text:p><text:span text:style-name="T30">Polymorphism method </text:span><text:span text:style-name="T31">of spec.</text:span></text:p>
          </draw:text-box>
        </draw:frame>
        <draw:frame draw:style-name="gr41" draw:text-style-name="P15" draw:layer="layout" svg:width="23.543cm" svg:height="8.187cm" svg:x="3.381cm" svg:y="5.471cm">
          <draw:text-box>
            <text:p text:style-name="P14"><text:span text:style-name="T12">;; Some functions</text:span></text:p>
            <text:p text:style-name="P14"><text:span text:style-name="T12"/></text:p>
            <text:p text:style-name="P14"><text:span text:style-name="T12">(</text:span><text:span text:style-name="T13">multi-spec </text:span><text:span text:style-name="T12">mm retag)</text:span></text:p>
            <text:p text:style-name="P14"><text:span text:style-name="T12"/></text:p>
            <text:p text:style-name="P14"><text:span text:style-name="T12">;; mm: multimethod fn name</text:span></text:p>
            <text:p text:style-name="P14"><text:span text:style-name="T12">;; retag: as `disaptch-val` keyword </text:span><text:span text:style-name="T12">to use `assoc` to merge in generator </text:span><text:span text:style-name="T12">generated smaples.</text:span></text:p>
            <text:p text:style-name="P14"><text:span text:style-name="T1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42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Mutil-spec</text:span></text:p>
              </text:list-item>
            </text:list>
          </draw:text-box>
        </draw:frame>
        <draw:frame draw:style-name="gr40" draw:text-style-name="P21" draw:layer="layout" svg:width="19.304cm" svg:height="1.014cm" svg:x="3.302cm" svg:y="3.818cm">
          <draw:text-box>
            <text:p><text:span text:style-name="T30">Polymorphism method </text:span><text:span text:style-name="T31">of spec.</text:span></text:p>
          </draw:text-box>
        </draw:frame>
        <draw:frame draw:style-name="gr43" draw:text-style-name="P15" draw:layer="layout" svg:width="19.304cm" svg:height="10.667cm" svg:x="3.381cm" svg:y="4.871cm">
          <draw:text-box>
            <text:p text:style-name="P14"><text:span text:style-name="T12">;; register some spec</text:span></text:p>
            <text:p text:style-name="P14"><text:span text:style-name="T12">(</text:span><text:span text:style-name="T13">s/def </text:span><text:span text:style-name="T18">:event/type </text:span><text:span text:style-name="T12">keyword?)</text:span></text:p>
            <text:p text:style-name="P14"><text:span text:style-name="T12">(</text:span><text:span text:style-name="T13">s/def </text:span><text:span text:style-name="T18">:event/timestamp </text:span><text:span text:style-name="T12">int?)</text:span><text:span text:style-name="T12"><text:line-break/></text:span><text:span text:style-name="T12">(</text:span><text:span text:style-name="T13">s/def </text:span><text:span text:style-name="T18">:search/url </text:span><text:span text:style-name="T12">string?)</text:span><text:span text:style-name="T12"><text:line-break/></text:span><text:span text:style-name="T12">(</text:span><text:span text:style-name="T13">s/def </text:span><text:span text:style-name="T18">:error/message </text:span><text:span text:style-name="T12">string?)</text:span><text:span text:style-name="T12"><text:line-break/></text:span><text:span text:style-name="T12">(</text:span><text:span text:style-name="T13">s/def </text:span><text:span text:style-name="T18">:error/code </text:span><text:span text:style-name="T12">int?)</text:span></text:p>
            <text:p text:style-name="P14"><text:span text:style-name="T12"/></text:p>
            <text:p text:style-name="P14"><text:span text:style-name="T12">;; implement the multimethod of spec</text:span></text:p>
            <text:p text:style-name="P14"><text:span text:style-name="T12">;; we use :type, </text:span></text:p>
            <text:p text:style-name="P14"><text:span text:style-name="T12">(</text:span><text:span text:style-name="T13">defmulti </text:span><text:span text:style-name="T12">event-type </text:span><text:span text:style-name="T18">:type</text:span><text:span text:style-name="T12">)</text:span><text:span text:style-name="T12"><text:line-break/></text:span><text:span text:style-name="T12">(</text:span><text:span text:style-name="T13">defmethod </text:span><text:span text:style-name="T12">event-type </text:span><text:span text:style-name="T18">:search </text:span><text:span text:style-name="T12">[_]</text:span><text:span text:style-name="T12"><text:line-break/></text:span><text:span text:style-name="T12"> <text:s/>(</text:span><text:span text:style-name="T13">s/keys </text:span><text:span text:style-name="T18">:req </text:span><text:span text:style-name="T12">[</text:span><text:span text:style-name="T18">:event/type </text:span><text:span text:style-name="T18">:event/timestamp :search/url</text:span><text:span text:style-name="T12">]))</text:span><text:span text:style-name="T12"><text:line-break/></text:span><text:span text:style-name="T12">(</text:span><text:span text:style-name="T13">defmethod </text:span><text:span text:style-name="T12">event-type </text:span><text:span text:style-name="T18">:error </text:span><text:span text:style-name="T12">[_]</text:span><text:span text:style-name="T12"><text:line-break/></text:span><text:span text:style-name="T12"> <text:s/>(</text:span><text:span text:style-name="T13">s/keys </text:span><text:span text:style-name="T18">:req </text:span><text:span text:style-name="T12">[</text:span><text:span text:style-name="T18">:event/type </text:span><text:span text:style-name="T18">:event/timestamp </text:span><text:span text:style-name="T18">:error/message :error/code</text:span><text:span text:style-name="T12">]))</text:span></text:p>
            <text:p text:style-name="P14"><text:span text:style-name="T12"/></text:p>
            <text:p text:style-name="P14"><text:span text:style-name="T12">;; define mutil-spec</text:span></text:p>
            <text:p text:style-name="P14"><text:span text:style-name="T12">(</text:span><text:span text:style-name="T13">s/def </text:span><text:span text:style-name="T18">:event/event </text:span><text:span text:style-name="T12">(</text:span><text:span text:style-name="T13">s/multi-spec </text:span><text:span text:style-name="T12">event-type </text:span><text:span text:style-name="T18">:type</text:span><text:span text:style-name="T12">))</text:span></text:p>
            <text:p text:style-name="P14"><text:span text:style-name="T12"/></text:p>
            <text:p text:style-name="P14"><text:span text:style-name="T12">;; generator some sample for it</text:span></text:p>
            <text:p text:style-name="P14"><text:span text:style-name="T12">(</text:span><text:span text:style-name="T13">gen/sample </text:span><text:span text:style-name="T12">(</text:span><text:span text:style-name="T13">s/gen </text:span><text:span text:style-name="T18">:event/event</text:span><text:span text:style-name="T12">))</text:span></text:p>
            <text:p text:style-name="P14"><text:span text:style-name="T12"/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44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Mutil-spec</text:span></text:p>
              </text:list-item>
            </text:list>
          </draw:text-box>
        </draw:frame>
        <draw:frame draw:style-name="gr40" draw:text-style-name="P21" draw:layer="layout" svg:width="19.304cm" svg:height="1.014cm" svg:x="3.302cm" svg:y="4.318cm">
          <draw:text-box>
            <text:p><text:span text:style-name="T30">Polymorphism method </text:span><text:span text:style-name="T31">of spec.</text:span></text:p>
          </draw:text-box>
        </draw:frame>
        <draw:frame draw:style-name="gr45" draw:text-style-name="P15" draw:layer="layout" svg:width="19.304cm" svg:height="7.195cm" svg:x="3.381cm" svg:y="5.471cm">
          <draw:text-box>
            <text:p text:style-name="P14"><text:span text:style-name="T12">;; do some test</text:span></text:p>
            <text:p text:style-name="P14"><text:span text:style-name="T12"/></text:p>
            <text:p text:style-name="P14"><text:span text:style-name="T12">(</text:span><text:span text:style-name="T13">s/valid? </text:span><text:span text:style-name="T18">:event/event</text:span><text:span text:style-name="T18"><text:line-break/></text:span><text:span text:style-name="T18"> <text:s text:c="9"/></text:span><text:span text:style-name="T12">{</text:span><text:span text:style-name="T18">:type :search</text:span><text:span text:style-name="T18"><text:line-break/></text:span><text:span text:style-name="T18"> <text:s text:c="10"/>:event/timestamp </text:span><text:span text:style-name="T14">1463970123000</text:span><text:span text:style-name="T14"><text:line-break/></text:span><text:span text:style-name="T14"> <text:s text:c="10"/></text:span><text:span text:style-name="T18">:search/url </text:span><text:span text:style-name="T29">"https://clojure.org"</text:span><text:span text:style-name="T12">})</text:span><text:span text:style-name="T12"><text:line-break/></text:span><text:span text:style-name="T15">;=&gt; true</text:span><text:span text:style-name="T15"><text:line-break/></text:span><text:span text:style-name="T12">(</text:span><text:span text:style-name="T13">s/valid? </text:span><text:span text:style-name="T18">:event/event</text:span><text:span text:style-name="T18"><text:line-break/></text:span><text:span text:style-name="T18"> <text:s text:c="9"/></text:span><text:span text:style-name="T12">{</text:span><text:span text:style-name="T18">:type :error</text:span><text:span text:style-name="T18"><text:line-break/></text:span><text:span text:style-name="T18"> <text:s text:c="10"/>:event/timestamp </text:span><text:span text:style-name="T14">1463970123000</text:span><text:span text:style-name="T14"><text:line-break/></text:span><text:span text:style-name="T14"> <text:s text:c="10"/></text:span><text:span text:style-name="T18">:error/message </text:span><text:span text:style-name="T29">"Invalid </text:span><text:span text:style-name="T29">host"</text:span><text:span text:style-name="T29"><text:line-break/></text:span><text:span text:style-name="T29"> <text:s text:c="10"/></text:span><text:span text:style-name="T18">:error/code </text:span><text:span text:style-name="T14">500</text:span><text:span text:style-name="T12">})</text:span><text:span text:style-name="T12"><text:line-break/></text:span><text:span text:style-name="T15">;=&gt; true</text:span></text:p>
            <text:p text:style-name="P14"><text:span text:style-name="T12"/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46" draw:text-style-name="P11" draw:layer="layout" svg:width="11.984cm" svg:height="1.825cm" svg:x="2.24cm" svg:y="2.671cm">
          <draw:text-box>
            <text:list text:style-name="L4">
              <text:list-item>
                <text:p><text:span text:style-name="T5">Specs for collection</text:span></text:p>
              </text:list-item>
            </text:list>
          </draw:text-box>
        </draw:frame>
        <draw:frame draw:style-name="gr34" draw:text-style-name="P22" draw:layer="layout" svg:width="20.066cm" svg:height="1.411cm" svg:x="3.302cm" svg:y="3.818cm">
          <draw:text-box>
            <text:p><text:span text:style-name="T31">There are some functions to </text:span><text:span text:style-name="T31">define <text:s/>spec for collections </text:span><text:span text:style-name="T31">directly.</text:span></text:p>
            <text:p><text:span text:style-name="T31">Other than `map-of` and `tuple`, </text:span><text:span text:style-name="T31">all have :into option.</text:span></text:p>
          </draw:text-box>
        </draw:frame>
        <draw:frame draw:style-name="gr47" draw:text-style-name="P23" draw:layer="layout" svg:width="21.844cm" svg:height="10.171cm" svg:x="3.556cm" svg:y="5.342cm">
          <draw:text-box>
            <text:p text:style-name="P14"><text:span text:style-name="T20">;; map-of and coll-of work for whole </text:span><text:span text:style-name="T20">coll.</text:span></text:p>
            <text:p text:style-name="P14"><text:span text:style-name="T20">(</text:span><text:span text:style-name="T21">s/conform </text:span><text:span text:style-name="T20">(</text:span><text:span text:style-name="T21">s/coll-of </text:span><text:span text:style-name="T20">keyword?) </text:span><text:span text:style-name="T20">[</text:span><text:span text:style-name="T18">:a :b :c</text:span><text:span text:style-name="T12">])</text:span></text:p>
            <text:p text:style-name="P14"><text:span text:style-name="T12">;;=&gt; [:a :b :c]</text:span></text:p>
            <text:p text:style-name="P14"><text:span text:style-name="T20">(</text:span><text:span text:style-name="T21">s/def </text:span><text:span text:style-name="T18">::scores </text:span><text:span text:style-name="T20">(</text:span><text:span text:style-name="T21">s/map-of </text:span><text:span text:style-name="T20">(</text:span><text:span text:style-name="T21">s/or </text:span><text:span text:style-name="T18">:name </text:span><text:span text:style-name="T20">string? </text:span><text:span text:style-name="T18">:like </text:span><text:span text:style-name="T20">int?) int? </text:span><text:span text:style-name="T18">:conform-keys </text:span><text:span text:style-name="T21">true</text:span><text:span text:style-name="T20">))</text:span><text:span text:style-name="T20"><text:line-break/></text:span><text:span text:style-name="T20">(</text:span><text:span text:style-name="T21">s/conform </text:span><text:span text:style-name="T18">::scores </text:span><text:span text:style-name="T12">{</text:span><text:span text:style-name="T14">10 1000</text:span><text:span text:style-name="T12">, </text:span><text:span text:style-name="T29">"Joe" </text:span><text:span text:style-name="T14">500</text:span><text:span text:style-name="T12">})</text:span></text:p>
            <text:p text:style-name="P14"><text:span text:style-name="T12">;;=&gt; {[:like 10] 1000, [:name "Joe"] </text:span><text:span text:style-name="T12">500}</text:span></text:p>
            <text:p text:style-name="P14"><text:span text:style-name="T15"/></text:p>
            <text:p text:style-name="P14"><text:span text:style-name="T15">;; tuple is one to one to validate. </text:span><text:span text:style-name="T15">Every entry has its own spec.</text:span></text:p>
            <text:p text:style-name="P14"><text:span text:style-name="T12">(</text:span><text:span text:style-name="T13">s/def </text:span><text:span text:style-name="T18">::point </text:span><text:span text:style-name="T12">(</text:span><text:span text:style-name="T13">s/tuple </text:span><text:span text:style-name="T12">double? </text:span><text:span text:style-name="T12">double? string?))</text:span><text:span text:style-name="T12"><text:line-break/></text:span><text:span text:style-name="T12">(</text:span><text:span text:style-name="T13">s/conform </text:span><text:span text:style-name="T18">::point </text:span><text:span text:style-name="T12">[</text:span><text:span text:style-name="T14">1.5 2.5 -0.5</text:span><text:span text:style-name="T12">])</text:span><text:span text:style-name="T12"><text:line-break/></text:span><text:span text:style-name="T15">;;=&gt; :clojure.spec.alpha/invalid</text:span></text:p>
            <text:p text:style-name="P14"><text:span text:style-name="T15"/></text:p>
            <text:p text:style-name="P14"><text:span text:style-name="T15">;;every-of is the same as map</text:span></text:p>
            <text:p text:style-name="P14"><text:span text:style-name="T12">(</text:span><text:span text:style-name="T13">s/def </text:span><text:span text:style-name="T18">::person </text:span><text:span text:style-name="T12">(</text:span><text:span text:style-name="T13">s/every-kv </text:span><text:span text:style-name="T12">keyword? </text:span><text:span text:style-name="T12">string? ))</text:span><text:span text:style-name="T12"><text:line-break/></text:span><text:span text:style-name="T12">(</text:span><text:span text:style-name="T13">gen/sample </text:span><text:span text:style-name="T12">(</text:span><text:span text:style-name="T13">s/gen </text:span><text:span text:style-name="T18">::person</text:span><text:span text:style-name="T12">))</text:span></text:p>
            <text:p text:style-name="P14"><text:span text:style-name="T12"/></text:p>
            <text:p text:style-name="P14"><text:span text:style-name="T12">;; every do *coll-check-limit*</text:span></text:p>
            <text:p text:style-name="P14"><text:span text:style-name="T12">(</text:span><text:span text:style-name="T13">s/def </text:span><text:span text:style-name="T18">::animal </text:span><text:span text:style-name="T12">(</text:span><text:span text:style-name="T13">s/every </text:span><text:span text:style-name="T12">keyword?))</text:span><text:span text:style-name="T12"><text:line-break/></text:span><text:span text:style-name="T12">(</text:span><text:span text:style-name="T13">gen/sample </text:span><text:span text:style-name="T12">(</text:span><text:span text:style-name="T13">s/gen </text:span><text:span text:style-name="T18">::animal</text:span><text:span text:style-name="T12">))</text:span></text:p>
            <text:p text:style-name="P14"><text:span text:style-name="T15"/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48" draw:text-style-name="P11" draw:layer="layout" svg:width="11.984cm" svg:height="1.825cm" svg:x="2.24cm" svg:y="2.671cm">
          <draw:text-box>
            <text:list text:style-name="L4">
              <text:list-item>
                <text:p><text:span text:style-name="T5">Specs for range</text:span></text:p>
              </text:list-item>
            </text:list>
          </draw:text-box>
        </draw:frame>
        <draw:frame draw:style-name="gr49" draw:text-style-name="P22" draw:layer="layout" svg:width="22.098cm" svg:height="1.991cm" svg:x="3.302cm" svg:y="3.818cm">
          <draw:text-box>
            <text:p><text:span text:style-name="T31">Ofen use `int-in`, `inst-in`, and </text:span><text:span text:style-name="T31">`double-in`. The `int-in`, `inst-</text:span><text:span text:style-name="T31">in` start inclusive and end </text:span><text:span text:style-name="T31">exclusive; the `double-in` all </text:span><text:span text:style-name="T31">inclusive</text:span></text:p>
          </draw:text-box>
        </draw:frame>
        <draw:frame draw:style-name="gr50" draw:text-style-name="P23" draw:layer="layout" svg:width="21.844cm" svg:height="8.374cm" svg:x="3.556cm" svg:y="5.342cm">
          <draw:text-box>
            <text:p text:style-name="P14"><text:span text:style-name="T12">(</text:span><text:span text:style-name="T13">s/def </text:span><text:span text:style-name="T18">::roll </text:span><text:span text:style-name="T12">(</text:span><text:span text:style-name="T13">s/int-in </text:span><text:span text:style-name="T14">0 11</text:span><text:span text:style-name="T12">))</text:span><text:span text:style-name="T12"><text:line-break/></text:span><text:span text:style-name="T12">(</text:span><text:span text:style-name="T13">s/valid? </text:span><text:span text:style-name="T18">::roll </text:span><text:span text:style-name="T14">3</text:span><text:span text:style-name="T12">)</text:span></text:p>
            <text:p text:style-name="P14"><text:span text:style-name="T12">;;=&gt; true</text:span></text:p>
            <text:p text:style-name="P14"><text:span text:style-name="T12"/></text:p>
            <text:p text:style-name="P14"><text:span text:style-name="T12">(</text:span><text:span text:style-name="T13">s/def </text:span><text:span text:style-name="T18">::the-aughts </text:span><text:span text:style-name="T12">(</text:span><text:span text:style-name="T13">s/inst-in </text:span><text:span text:style-name="T12">#inst </text:span><text:span text:style-name="T29">"2000" </text:span><text:span text:style-name="T12">#inst </text:span><text:span text:style-name="T29">"2010"</text:span><text:span text:style-name="T12">))</text:span><text:span text:style-name="T12"><text:line-break/></text:span><text:span text:style-name="T12">(</text:span><text:span text:style-name="T13">s/valid? </text:span><text:span text:style-name="T18">::the-aughts </text:span><text:span text:style-name="T12">#inst</text:span><text:span text:style-name="T29">"2005-</text:span><text:span text:style-name="T29">03-03T08:40:05.393-00:00"</text:span><text:span text:style-name="T12">)</text:span></text:p>
            <text:p text:style-name="P14"><text:span text:style-name="T12">;; =&gt; true</text:span></text:p>
            <text:p text:style-name="P14"><text:span text:style-name="T12"/></text:p>
            <text:p text:style-name="P14"><text:span text:style-name="T12">(</text:span><text:span text:style-name="T13">s/def </text:span><text:span text:style-name="T18">::dubs </text:span><text:span text:style-name="T12">(</text:span><text:span text:style-name="T13">s/double-in </text:span><text:span text:style-name="T18">:min </text:span><text:span text:style-name="T14">-</text:span><text:span text:style-name="T14">100.0 </text:span><text:span text:style-name="T18">:max </text:span><text:span text:style-name="T14">100.0 </text:span><text:span text:style-name="T18">:NaN? </text:span><text:span text:style-name="T13">false </text:span><text:span text:style-name="T18">:infinite? </text:span><text:span text:style-name="T13">false</text:span><text:span text:style-name="T12">))</text:span><text:span text:style-name="T12"><text:line-break/></text:span><text:span text:style-name="T12">(</text:span><text:span text:style-name="T13">s/valid? </text:span><text:span text:style-name="T18">::dubs </text:span><text:span text:style-name="T14">2.9</text:span><text:span text:style-name="T12">)</text:span><text:span text:style-name="T12"><text:line-break/></text:span><text:span text:style-name="T15">;;=&gt; true</text:span><text:span text:style-name="T15"><text:line-break/></text:span><text:span text:style-name="T12">(</text:span><text:span text:style-name="T13">s/valid? </text:span><text:span text:style-name="T18">::dubs </text:span><text:span text:style-name="T12">Double/POSITIVE_INFINITY)</text:span><text:span text:style-name="T12"><text:line-break/></text:span><text:span text:style-name="T15">;;=&gt; false</text:span></text:p>
            <text:p text:style-name="P14"><text:span text:style-name="T15"/></text:p>
            <text:p text:style-name="P14"><text:span text:style-name="T15">;; More usage to see generator</text:span></text:p>
          </draw:text-box>
        </draw:frame>
        <draw:frame draw:style-name="gr7" draw:text-style-name="P24" draw:layer="layout" svg:width="21.59cm" svg:height="0.806cm" svg:x="3.81cm" svg:y="14.478cm">
          <draw:text-box>
            <text:p><text:span text:style-name="T3">Reference: </text:span><text:span text:style-name="T3"><text:a xlink:href="https://clojure.org/api/cheatsheet" xlink:type="simple">https://clojure.org/api/cheatsheet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51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Regx-spec</text:span></text:p>
              </text:list-item>
            </text:list>
          </draw:text-box>
        </draw:frame>
        <draw:frame draw:style-name="gr34" draw:text-style-name="P22" draw:layer="layout" svg:width="21.028cm" svg:height="1.411cm" svg:x="3.102cm" svg:y="4.318cm">
          <draw:text-box>
            <text:p><text:span text:style-name="T31">This is for sequential data type.</text:span><text:span text:style-name="T31">(list, vector, range, and </text:span><text:span text:style-name="T31">(seq ...))</text:span></text:p>
          </draw:text-box>
        </draw:frame>
        <draw:frame draw:style-name="gr52" draw:text-style-name="P4" draw:layer="layout" svg:width="21.59cm" svg:height="6.65cm" svg:x="3.302cm" svg:y="6.35cm">
          <draw:text-box>
            <text:list text:style-name="L6">
              <text:list-item>
                <text:p><text:span text:style-name="T32">cat</text:span> - concatenation of predicates/patterns</text:p>
              </text:list-item>
              <text:list-item>
                <text:p/>
              </text:list-item>
              <text:list-item>
                <text:p><text:span text:style-name="T32">alt</text:span> - choice among alternative predicates/patterns</text:p>
              </text:list-item>
              <text:list-item>
                <text:p/>
              </text:list-item>
              <text:list-item>
                <text:p><text:span text:style-name="T32">*</text:span> - 0 or more of a predicate/pattern</text:p>
              </text:list-item>
              <text:list-item>
                <text:p/>
              </text:list-item>
              <text:list-item>
                <text:p><text:span text:style-name="T32">+</text:span> - 1 or more of a predicate/pattern</text:p>
              </text:list-item>
              <text:list-item>
                <text:p/>
              </text:list-item>
              <text:list-item>
                <text:p><text:span text:style-name="T32">?</text:span> - 0 or 1 of a predicate/patter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Defining Specs</text:span></text:p>
          </draw:text-box>
        </draw:frame>
        <draw:frame draw:style-name="gr53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Regx-spec</text:span></text:p>
              </text:list-item>
            </text:list>
          </draw:text-box>
        </draw:frame>
        <draw:frame draw:style-name="gr34" draw:text-style-name="P22" draw:layer="layout" svg:width="21.028cm" svg:height="1.411cm" svg:x="3.102cm" svg:y="4.318cm">
          <draw:text-box>
            <text:p><text:span text:style-name="T31">This is for sequential data type.</text:span><text:span text:style-name="T31">(list, vector, range, and </text:span><text:span text:style-name="T31">(seq ...))</text:span></text:p>
          </draw:text-box>
        </draw:frame>
        <draw:frame draw:style-name="gr54" draw:text-style-name="P23" draw:layer="layout" svg:width="20.32cm" svg:height="8.186cm" svg:x="3.302cm" svg:y="6.096cm">
          <draw:text-box>
            <text:p text:style-name="P14"><text:span text:style-name="T20">;; desturct the args</text:span></text:p>
            <text:p text:style-name="P14"><text:span text:style-name="T20">(</text:span><text:span text:style-name="T21">s/def </text:span><text:span text:style-name="T18">::config </text:span><text:span text:style-name="T20">(</text:span><text:span text:style-name="T21">s/*</text:span><text:span text:style-name="T21"><text:line-break/></text:span><text:span text:style-name="T21"> <text:s text:c="17"/></text:span><text:span text:style-name="T20">(</text:span><text:span text:style-name="T21">s/cat </text:span><text:span text:style-name="T18">:prop </text:span><text:span text:style-name="T20">string?</text:span><text:span text:style-name="T20"><text:line-break/></text:span><text:span text:style-name="T20"> <text:s text:c="24"/></text:span><text:span text:style-name="T18">:val <text:s/></text:span><text:span text:style-name="T20">(</text:span><text:span text:style-name="T21">s/alt </text:span><text:span text:style-name="T18">:s </text:span><text:span text:style-name="T20">string? </text:span><text:span text:style-name="T18">:b </text:span><text:span text:style-name="T20">boolean?))))</text:span><text:span text:style-name="T20"><text:line-break/></text:span><text:span text:style-name="T20">(</text:span><text:span text:style-name="T21">s/conform </text:span><text:span text:style-name="T18">::config </text:span><text:span text:style-name="T20">[</text:span><text:span text:style-name="T24">"-server" "foo" </text:span><text:span text:style-name="T24">"-verbose" </text:span><text:span text:style-name="T21">true </text:span><text:span text:style-name="T24">"-user" "joe"</text:span><text:span text:style-name="T20">])</text:span><text:span text:style-name="T20"><text:line-break/></text:span><text:span text:style-name="T22">;;=&gt; [{:prop "-server", :val [:s </text:span><text:span text:style-name="T22">"foo"]}</text:span><text:span text:style-name="T22"><text:line-break/></text:span><text:span text:style-name="T22">;; <text:s text:c="3"/>{:prop "-verbose", :val [:b </text:span><text:span text:style-name="T22">true]}</text:span><text:span text:style-name="T22"><text:line-break/></text:span><text:span text:style-name="T22">;; <text:s text:c="3"/>{:prop "-user", :val [:s </text:span><text:span text:style-name="T22">"joe"]}]</text:span><text:span text:style-name="T22"><text:line-break/></text:span><text:span text:style-name="T22"/></text:p>
            <text:p text:style-name="P14"><text:span text:style-name="T22"><text:line-break/></text:span><text:span text:style-name="T22">;; s/&amp; which is the same as and</text:span><text:span text:style-name="T22"><text:line-break/></text:span><text:span text:style-name="T20">(</text:span><text:span text:style-name="T21">s/def </text:span><text:span text:style-name="T18">::even-strings </text:span><text:span text:style-name="T20">(</text:span><text:span text:style-name="T21">s/&amp; </text:span><text:span text:style-name="T20">(</text:span><text:span text:style-name="T21">s/* </text:span><text:span text:style-name="T20">string?) #(</text:span><text:span text:style-name="T21">even? </text:span><text:span text:style-name="T20">(</text:span><text:span text:style-name="T21">count </text:span><text:span text:style-name="T20">%))))</text:span><text:span text:style-name="T20"><text:line-break/></text:span><text:span text:style-name="T20">(</text:span><text:span text:style-name="T21">s/valid? </text:span><text:span text:style-name="T18">::even-strings </text:span><text:span text:style-name="T20">[</text:span><text:span text:style-name="T24">"a"</text:span><text:span text:style-name="T20">]) <text:s/></text:span><text:span text:style-name="T22">;; </text:span><text:span text:style-name="T22">false</text:span><text:span text:style-name="T22"><text:line-break/></text:span><text:span text:style-name="T20">(</text:span><text:span text:style-name="T21">s/valid? </text:span><text:span text:style-name="T18">::even-strings </text:span><text:span text:style-name="T20">[</text:span><text:span text:style-name="T24">"a" "b"</text:span><text:span text:style-name="T20">]) <text:s/></text:span><text:span text:style-name="T22">;; true</text:span><text:span text:style-name="T22"><text:line-break/></text:span><text:span text:style-name="T20">(</text:span><text:span text:style-name="T21">s/valid? </text:span><text:span text:style-name="T18">::even-strings </text:span><text:span text:style-name="T20">[</text:span><text:span text:style-name="T24">"a" "b" </text:span><text:span text:style-name="T24">"c"</text:span><text:span text:style-name="T20">]) <text:s/></text:span><text:span text:style-name="T22">;; false</text:span><text:span text:style-name="T22"><text:line-break/></text:span><text:span text:style-name="T20">(</text:span><text:span text:style-name="T21">s/valid? </text:span><text:span text:style-name="T18">::even-strings </text:span><text:span text:style-name="T12">[</text:span><text:span text:style-name="T29">"a" "b" </text:span><text:span text:style-name="T29">"c" "d"</text:span><text:span text:style-name="T12">]) <text:s/></text:span><text:span text:style-name="T15">;; tru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Generator</text:span></text:p>
          </draw:text-box>
        </draw:frame>
        <draw:frame draw:style-name="gr55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Start</text:span></text:p>
              </text:list-item>
            </text:list>
          </draw:text-box>
        </draw:frame>
        <draw:frame draw:style-name="gr2" draw:text-style-name="P24" draw:layer="layout" svg:width="23.114cm" svg:height="0.962cm" svg:x="3.048cm" svg:y="4.426cm">
          <draw:text-box>
            <text:p><text:span text:style-name="T3">In Leiningen, add it to project.clj</text:span></text:p>
          </draw:text-box>
        </draw:frame>
        <draw:frame draw:style-name="gr10" draw:text-style-name="P15" draw:layer="layout" svg:width="21.336cm" svg:height="1.411cm" svg:x="3.302cm" svg:y="5.604cm">
          <draw:text-box>
            <text:p text:style-name="P14"><text:span text:style-name="T11">:profiles </text:span><text:span text:style-name="T9">{</text:span><text:span text:style-name="T11">:dev </text:span><text:span text:style-name="T9">{</text:span><text:span text:style-name="T11">:dependencies </text:span><text:span text:style-name="T6">[[org.clojure/test.check </text:span><text:span text:style-name="T33">"0.9.0"</text:span><text:span text:style-name="T6">]]}}</text:span></text:p>
            <text:p text:style-name="P14"><text:span text:style-name="T6">;; we should use it in </text:span><text:span text:style-name="T6">development mode.</text:span></text:p>
          </draw:text-box>
        </draw:frame>
        <draw:frame draw:style-name="gr3" draw:text-style-name="P24" draw:layer="layout" svg:width="22.098cm" svg:height="1.361cm" svg:x="3.048cm" svg:y="7.19cm">
          <draw:text-box>
            <text:p><text:span text:style-name="T3">And then, refer it in your namespace:</text:span></text:p>
            <text:p><text:span text:style-name="T3"/></text:p>
          </draw:text-box>
        </draw:frame>
        <draw:frame draw:style-name="gr10" draw:text-style-name="P15" draw:layer="layout" svg:width="21.336cm" svg:height="1.411cm" svg:x="3.302cm" svg:y="8.195cm">
          <draw:text-box>
            <text:p text:style-name="P14"><text:span text:style-name="T6">(</text:span><text:span text:style-name="T7">require </text:span><text:span text:style-name="T6">'[clojure.spec.gen.alpha </text:span><text:span text:style-name="T11">:as </text:span><text:span text:style-name="T6">gen])</text:span></text:p>
          </draw:text-box>
        </draw:frame>
        <draw:frame draw:style-name="gr18" draw:text-style-name="P4" draw:layer="layout" svg:width="23.114cm" svg:height="1.673cm" svg:x="3.048cm" svg:y="12.043cm">
          <draw:text-box>
            <text:p/>
            <text:p/>
          </draw:text-box>
        </draw:frame>
        <draw:frame draw:style-name="gr18" draw:text-style-name="P24" draw:layer="layout" svg:width="23.114cm" svg:height="1.673cm" svg:x="3.048cm" svg:y="12.103cm">
          <draw:text-box>
            <text:p><text:span text:style-name="T3">Finally, run it with leingen:</text:span></text:p>
          </draw:text-box>
        </draw:frame>
        <draw:frame draw:style-name="gr10" draw:text-style-name="P15" draw:layer="layout" svg:width="21.336cm" svg:height="1.411cm" svg:x="3.302cm" svg:y="13.232cm">
          <draw:text-box>
            <text:p text:style-name="P14"><text:span text:style-name="T6">lein with-profile dev run</text:span></text:p>
          </draw:text-box>
        </draw:frame>
        <draw:frame draw:style-name="gr18" draw:text-style-name="P24" draw:layer="layout" svg:width="23.114cm" svg:height="1.673cm" svg:x="3.048cm" svg:y="9.603cm">
          <draw:text-box>
            <text:p><text:span text:style-name="T3">Next, add `-main` for your project:</text:span></text:p>
          </draw:text-box>
        </draw:frame>
        <draw:frame draw:style-name="gr34" draw:text-style-name="P15" draw:layer="layout" svg:width="21.336cm" svg:height="1.411cm" svg:x="3.302cm" svg:y="10.532cm">
          <draw:text-box>
            <text:p text:style-name="P14"><text:span text:style-name="T6">(</text:span><text:span text:style-name="T7">defn </text:span><text:span text:style-name="T6">-main [&amp; args]</text:span><text:span text:style-name="T6"><text:line-break/></text:span><text:span text:style-name="T6"> <text:s/>(</text:span><text:span text:style-name="T7">println </text:span><text:span text:style-name="T6">(</text:span><text:span text:style-name="T7">gen/sample </text:span><text:span text:style-name="T6">(</text:span><text:span text:style-name="T7">s/gen </text:span><text:span text:style-name="T6">int?))))</text:span></text:p>
          </draw:text-box>
        </draw:frame>
        <draw:frame draw:style-name="gr56" draw:text-style-name="P20" draw:layer="layout" svg:width="21.336cm" svg:height="0.725cm" svg:x="3.302cm" svg:y="14.986cm">
          <draw:text-box>
            <text:p><text:span text:style-name="T25">Reference: use `lein help profiles` to see mo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Generator</text:span></text:p>
          </draw:text-box>
        </draw:frame>
        <draw:frame draw:style-name="gr57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Start</text:span></text:p>
              </text:list-item>
            </text:list>
          </draw:text-box>
        </draw:frame>
        <draw:frame draw:style-name="gr34" draw:text-style-name="P22" draw:layer="layout" svg:width="21.028cm" svg:height="1.411cm" svg:x="3.102cm" svg:y="4.318cm">
          <draw:text-box>
            <text:p><text:span text:style-name="T31">Attention:</text:span></text:p>
          </draw:text-box>
        </draw:frame>
        <draw:frame draw:style-name="gr58" draw:text-style-name="P26" draw:layer="layout" svg:width="24.13cm" svg:height="8.456cm" svg:x="3.556cm" svg:y="6.35cm">
          <draw:text-box>
            <text:p text:style-name="P25"><text:span text:style-name="T3">Only use it in a project evironment,</text:span></text:p>
            <text:p text:style-name="P25"><text:span text:style-name="T3"><text:s text:c="3"/></text:span><text:span text:style-name="T3">- fist way, create a new project, and then </text:span><text:span text:style-name="T3">add dependency, run</text:span></text:p>
            <text:p text:style-name="P25"><text:span text:style-name="T3"><text:s text:c="3"/></text:span><text:span text:style-name="T3">- use leiningen, `lein repl` in the project, </text:span><text:span text:style-name="T3">then it will inject the evironment of the </text:span><text:span text:style-name="T3">project.</text:span></text:p>
            <text:p text:style-name="P25"><text:span text:style-name="T3"><text:s text:c="3"/></text:span><text:span text:style-name="T3">- `</text:span><text:span text:style-name="T6">clojure.spec.gen.alpha</text:span><text:span text:style-name="T3">` is a </text:span><text:span text:style-name="T3">simple wrap of </text:span><text:span text:style-name="T3">`</text:span><text:span text:style-name="T6">clojure.test.check.generators</text:span><text:span text:style-name="T3">`</text:span></text:p>
            <text:p text:style-name="P25"><text:span text:style-name="T34"><text:s text:c="3"/></text:span><text:span text:style-name="T34">- just use </text:span><text:span text:style-name="T3">`</text:span><text:span text:style-name="T6">clojure.test.check.generators</text:span><text:span text:style-name="T3">` is </text:span><text:span text:style-name="T3">okay. </text:span></text:p>
            <text:p text:style-name="P25"><text:span text:style-name="T3"><text:s text:c="7"/></text:span></text:p>
          </draw:text-box>
        </draw:frame>
        <draw:frame draw:style-name="gr38" draw:text-style-name="P20" draw:layer="layout" svg:width="15.494cm" svg:height="1.199cm" svg:x="4.064cm" svg:y="14.2cm">
          <draw:text-box>
            <text:p><text:span text:style-name="T25">Note:</text:span></text:p>
            <text:p><text:span text:style-name="T25"><text:s text:c="2"/></text:span><text:span text:style-name="T25">can’t require nonnative clojure dependency in </text:span><text:span text:style-name="T25">`repl` cli directl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Generator</text:span></text:p>
          </draw:text-box>
        </draw:frame>
        <draw:frame draw:style-name="gr59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Basic Usage</text:span></text:p>
              </text:list-item>
            </text:list>
          </draw:text-box>
        </draw:frame>
        <draw:frame draw:style-name="gr34" draw:text-style-name="P24" draw:layer="layout" svg:width="23.114cm" svg:height="1.411cm" svg:x="3.048cm" svg:y="4.426cm">
          <draw:text-box>
            <text:p><text:span text:style-name="T3">Format: </text:span><text:span text:style-name="T6">(</text:span><text:span text:style-name="T7">gen/sample </text:span><text:span text:style-name="T6">(</text:span><text:span text:style-name="T7">s/gen </text:span><text:span text:style-name="T6">spec)) <text:s/></text:span><text:span text:style-name="T6"><text:s text:c="6"/></text:span></text:p>
            <text:p><text:span text:style-name="T6"><text:s text:c="6"/></text:span><text:span text:style-name="T6">(</text:span><text:span text:style-name="T7">s/exercise </text:span><text:span text:style-name="T6">spec) <text:s text:c="10"/></text:span><text:span text:style-name="T6"><text:s text:c="16"/></text:span></text:p>
          </draw:text-box>
        </draw:frame>
        <draw:frame draw:style-name="gr60" draw:text-style-name="P23" draw:layer="layout" svg:width="20.32cm" svg:height="9.675cm" svg:x="3.302cm" svg:y="5.796cm">
          <draw:text-box>
            <text:p text:style-name="P14"><text:span text:style-name="T20">;; use predicate</text:span></text:p>
            <text:p text:style-name="P14"><text:span text:style-name="T12">(</text:span><text:span text:style-name="T13">gen/sample </text:span><text:span text:style-name="T12">(</text:span><text:span text:style-name="T13">s/gen </text:span><text:span text:style-name="T12">int?))</text:span></text:p>
            <text:p text:style-name="P14"><text:span text:style-name="T12">;; (0 0 1 0 -2 -16 -5 -37 1 -1)</text:span></text:p>
            <text:p text:style-name="P14"><text:span text:style-name="T12"/></text:p>
            <text:p text:style-name="P14"><text:span text:style-name="T12">;; use spec</text:span></text:p>
            <text:p text:style-name="P14"><text:span text:style-name="T12">(</text:span><text:span text:style-name="T13">gen/sample </text:span><text:span text:style-name="T12">(</text:span><text:span text:style-name="T13">s/gen </text:span><text:span text:style-name="T12">(</text:span><text:span text:style-name="T13">s/cat </text:span><text:span text:style-name="T18">:k </text:span><text:span text:style-name="T12">keyword? </text:span><text:span text:style-name="T18">:ns </text:span><text:span text:style-name="T12">(</text:span><text:span text:style-name="T13">s/+ </text:span><text:span text:style-name="T12">number?))) 5)</text:span><text:span text:style-name="T12"><text:line-break/></text:span><text:span text:style-name="T15">;;=&gt; ((:D -2.0)</text:span><text:span text:style-name="T15"><text:line-break/></text:span><text:span text:style-name="T15">;;=&gt; <text:s/>(:q4/c 0.75 -1)</text:span><text:span text:style-name="T15"><text:line-break/></text:span><text:span text:style-name="T15">;;=&gt; <text:s/>(:*!3/? 0)</text:span><text:span text:style-name="T15"><text:line-break/></text:span><text:span text:style-name="T15">;;=&gt; <text:s/>(:+k_?.p*K.*o!d/*V -3)</text:span><text:span text:style-name="T15"><text:line-break/></text:span><text:span text:style-name="T15">;;=&gt; <text:s/>(:i -1 -1 0.5 -0.5 -4))</text:span></text:p>
            <text:p text:style-name="P14"><text:span text:style-name="T15"/></text:p>
            <text:p text:style-name="P14"><text:span text:style-name="T15">;; Use exercise</text:span></text:p>
            <text:p text:style-name="P14"><text:span text:style-name="T12">(</text:span><text:span text:style-name="T13">s/exercise </text:span><text:span text:style-name="T12">(</text:span><text:span text:style-name="T13">s/or </text:span><text:span text:style-name="T18">:k </text:span><text:span text:style-name="T12">keyword? </text:span><text:span text:style-name="T18">:s </text:span><text:span text:style-name="T12">string? </text:span><text:span text:style-name="T18">:n </text:span><text:span text:style-name="T12">number?) </text:span><text:span text:style-name="T14">5</text:span><text:span text:style-name="T12">)</text:span><text:span text:style-name="T12"><text:line-break/></text:span><text:span text:style-name="T15">;;=&gt; ([:H [:k :H]]</text:span><text:span text:style-name="T15"><text:line-break/></text:span><text:span text:style-name="T15">;; <text:s text:c="3"/>[:ka [:k :ka]]</text:span><text:span text:style-name="T15"><text:line-break/></text:span><text:span text:style-name="T15">;; <text:s text:c="3"/>[-1 [:n -1]]</text:span><text:span text:style-name="T15"><text:line-break/></text:span><text:span text:style-name="T15">;; <text:s text:c="3"/>["" [:s ""]]</text:span><text:span text:style-name="T15"><text:line-break/></text:span><text:span text:style-name="T15">;; <text:s text:c="3"/>[-3.0 [:n -3.0]])</text:span></text:p>
          </draw:text-box>
        </draw:frame>
        <draw:frame draw:style-name="gr27" draw:text-style-name="P20" draw:layer="layout" svg:width="10.668cm" svg:height="2.147cm" svg:x="17.018cm" svg:y="4.064cm">
          <draw:text-box>
            <text:p><text:span text:style-name="T25">Note:(All default generate 10 group)</text:span></text:p>
            <text:p><text:span text:style-name="T25">gen/sample : generate samples</text:span></text:p>
            <text:p><text:span text:style-name="T25">s/exercise: generate samples and `s/conform` resul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Generator</text:span></text:p>
          </draw:text-box>
        </draw:frame>
        <draw:frame draw:style-name="gr61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Basic Usage</text:span></text:p>
              </text:list-item>
            </text:list>
          </draw:text-box>
        </draw:frame>
        <draw:frame draw:style-name="gr34" draw:text-style-name="P24" draw:layer="layout" svg:width="23.114cm" svg:height="1.411cm" svg:x="3.048cm" svg:y="4.426cm">
          <draw:text-box>
            <text:p><text:span text:style-name="T3">Format: </text:span><text:span text:style-name="T6">(</text:span><text:span text:style-name="T7">gen/sample </text:span><text:span text:style-name="T6">(</text:span><text:span text:style-name="T7">s/gen (s/and </text:span><text:span text:style-name="T6">spec1 spec2 ...)) <text:s text:c="16"/></text:span><text:span text:style-name="T6"><text:s text:c="18"/></text:span></text:p>
          </draw:text-box>
        </draw:frame>
        <draw:frame draw:style-name="gr62" draw:text-style-name="P23" draw:layer="layout" svg:width="20.32cm" svg:height="8.683cm" svg:x="3.302cm" svg:y="5.796cm">
          <draw:text-box>
            <text:p text:style-name="P14"><text:span text:style-name="T20">;; No mapping generator for even?. </text:span><text:span text:style-name="T20">Maybe have more</text:span></text:p>
            <text:p text:style-name="P14"><text:span text:style-name="T12">(</text:span><text:span text:style-name="T13">gen/generate </text:span><text:span text:style-name="T12">(</text:span><text:span text:style-name="T13">s/gen </text:span><text:span text:style-name="T12">even?))</text:span><text:span text:style-name="T12"><text:line-break/></text:span><text:span text:style-name="T15">;; Execution error (ExceptionInfo) </text:span><text:span text:style-name="T15">at user/eval1281 (REPL:1).</text:span><text:span text:style-name="T15"><text:line-break/></text:span><text:span text:style-name="T15">;; Unable to construct gen at: [] </text:span><text:span text:style-name="T15">for: </text:span><text:span text:style-name="T15"><text:a xlink:href="mailto:clojure.core$even_QMARK_@73ab3aac" xlink:type="simple">clojure.core$even_QMARK_@73ab3aac</text:a></text:span></text:p>
            <text:p text:style-name="P14"><text:span text:style-name="T15"/></text:p>
            <text:p text:style-name="P14"><text:span text:style-name="T15">;; Use s/and. First spec used by </text:span><text:span text:style-name="T15">generator; rest used as filter.</text:span></text:p>
            <text:p text:style-name="P14"><text:span text:style-name="T15"/></text:p>
            <text:p text:style-name="P14"><text:span text:style-name="T12">(</text:span><text:span text:style-name="T13">gen/generate </text:span><text:span text:style-name="T12">(</text:span><text:span text:style-name="T13">s/gen </text:span><text:span text:style-name="T12">(</text:span><text:span text:style-name="T13">s/and </text:span><text:span text:style-name="T12">int? </text:span><text:span text:style-name="T12">Even?)))</text:span><text:span text:style-name="T12"><text:line-break/></text:span><text:span text:style-name="T15">;;=&gt; -15161796</text:span></text:p>
            <text:p text:style-name="P14"><text:span text:style-name="T15"/></text:p>
            <text:p text:style-name="P14"><text:span text:style-name="T12"/></text:p>
            <text:p text:style-name="P14"><text:span text:style-name="T12">;; Use to refine generated data</text:span></text:p>
            <text:p text:style-name="P14"><text:span text:style-name="T12">(</text:span><text:span text:style-name="T13">gen/sample </text:span><text:span text:style-name="T12">(</text:span><text:span text:style-name="T13">s/gen </text:span><text:span text:style-name="T12">(</text:span><text:span text:style-name="T13">s/and </text:span><text:span text:style-name="T12">int?</text:span><text:span text:style-name="T12"><text:line-break/></text:span><text:span text:style-name="T12"> <text:s text:c="25"/>#(</text:span><text:span text:style-name="T13">&gt; </text:span><text:span text:style-name="T12">% </text:span><text:span text:style-name="T14">0</text:span><text:span text:style-name="T12">)</text:span><text:span text:style-name="T12"><text:line-break/></text:span><text:span text:style-name="T12"> <text:s text:c="25"/></text:span><text:span text:style-name="T12">(</text:span><text:span text:style-name="T13">divisible-by </text:span><text:span text:style-name="T14">3</text:span><text:span text:style-name="T12">))))</text:span><text:span text:style-name="T12"><text:line-break/></text:span><text:span text:style-name="T15">;;=&gt; (3 9 1524 3 1836 6 3 3 927 </text:span><text:span text:style-name="T15">15027)</text:span></text:p>
            <text:p text:style-name="P14"><text:span text:style-name="T15"/></text:p>
          </draw:text-box>
        </draw:frame>
        <draw:frame draw:style-name="gr27" draw:text-style-name="P20" draw:layer="layout" svg:width="10.668cm" svg:height="2.147cm" svg:x="18.288cm" svg:y="3.556cm">
          <draw:text-box>
            <text:p><text:span text:style-name="T25">Note:(Two usages)</text:span></text:p>
            <text:p><text:span text:style-name="T25"><text:s text:c="2"/></text:span><text:span text:style-name="T25">- First, avoid predicate no mapping to generator</text:span></text:p>
            <text:p><text:span text:style-name="T25"><text:s text:c="2"/></text:span><text:span text:style-name="T25">- Second, refine data. </text:span></text:p>
          </draw:text-box>
        </draw:frame>
        <draw:frame draw:style-name="gr63" draw:text-style-name="P20" draw:layer="layout" svg:width="8.128cm" svg:height="2.032cm" svg:x="19.558cm" svg:y="12.954cm">
          <draw:text-box>
            <text:p><text:span text:style-name="T25">Note:</text:span></text:p>
            <text:p><text:span text:style-name="T25">- gen/generate: return 1 group smaple</text:span></text:p>
            <text:p><text:span text:style-name="T25">- gen/sample: return a lot of sampl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Generator</text:span></text:p>
          </draw:text-box>
        </draw:frame>
        <draw:frame draw:style-name="gr64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Custom Generators</text:span></text:p>
              </text:list-item>
            </text:list>
          </draw:text-box>
        </draw:frame>
        <draw:frame draw:style-name="gr3" draw:text-style-name="P24" draw:layer="layout" svg:width="23.114cm" svg:height="1.361cm" svg:x="3.048cm" svg:y="4.426cm">
          <draw:text-box>
            <text:p><text:span text:style-name="T3">Three way to define custom generators:</text:span></text:p>
            <text:p><text:span text:style-name="T3">(preference decreased)</text:span></text:p>
          </draw:text-box>
        </draw:frame>
        <draw:frame draw:style-name="gr65" draw:text-style-name="P27" draw:layer="layout" svg:width="21.674cm" svg:height="5.736cm" svg:x="4.234cm" svg:y="6.75cm">
          <draw:text-box>
            <text:list text:style-name="L1">
              <text:list-item>
                <text:p text:style-name="P25"><text:span text:style-name="T35">Let spec create a generator based on </text:span><text:span text:style-name="T35">a predicate/spec</text:span></text:p>
              </text:list-item>
              <text:list-item>
                <text:p text:style-name="P25"><text:span text:style-name="T35">Create your own generator from the </text:span><text:span text:style-name="T35">tools in clojure.spec.gen.alpha</text:span></text:p>
              </text:list-item>
              <text:list-item>
                <text:p text:style-name="P25"><text:span text:style-name="T35">Use test.check or other test.check </text:span><text:span text:style-name="T35">compatible libraries (like test.chuck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Generator</text:span></text:p>
          </draw:text-box>
        </draw:frame>
        <draw:frame draw:style-name="gr66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Custom Generators</text:span></text:p>
              </text:list-item>
            </text:list>
          </draw:text-box>
        </draw:frame>
        <draw:frame draw:style-name="gr2" draw:text-style-name="P24" draw:layer="layout" svg:width="23.114cm" svg:height="0.962cm" svg:x="3.048cm" svg:y="4.426cm">
          <draw:text-box>
            <text:p><text:span text:style-name="T3">First way, we have seen a lot of examples.</text:span></text:p>
          </draw:text-box>
        </draw:frame>
        <draw:frame draw:style-name="gr54" draw:text-style-name="P23" draw:layer="layout" svg:width="20.32cm" svg:height="8.186cm" svg:x="3.302cm" svg:y="5.796cm">
          <draw:text-box>
            <text:p text:style-name="P14"><text:span text:style-name="T12">;; examples</text:span></text:p>
            <text:p text:style-name="P14"><text:span text:style-name="T12">;; s/gen will return a generator.</text:span></text:p>
            <text:p text:style-name="P14"><text:span text:style-name="T12">(</text:span><text:span text:style-name="T13">s/gen </text:span><text:span text:style-name="T12">even?)</text:span></text:p>
            <text:p text:style-name="P14"><text:span text:style-name="T12"/></text:p>
            <text:p text:style-name="P14"><text:span text:style-name="T12">(</text:span><text:span text:style-name="T13">s/gen </text:span><text:span text:style-name="T12">(</text:span><text:span text:style-name="T13">s/and </text:span><text:span text:style-name="T12">int? Even?))</text:span></text:p>
            <text:p text:style-name="P14"><text:span text:style-name="T12"/></text:p>
            <text:p text:style-name="P14"><text:span text:style-name="T12">(</text:span><text:span text:style-name="T13">s/gen </text:span><text:span text:style-name="T12">(</text:span><text:span text:style-name="T13">s/or </text:span><text:span text:style-name="T12">int? String?))</text:span></text:p>
            <text:p text:style-name="P14"><text:span text:style-name="T12"/></text:p>
            <text:p text:style-name="P14"><text:span text:style-name="T12">…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Generator</text:span></text:p>
          </draw:text-box>
        </draw:frame>
        <draw:frame draw:style-name="gr67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Custom Generators</text:span></text:p>
              </text:list-item>
            </text:list>
          </draw:text-box>
        </draw:frame>
        <draw:frame draw:style-name="gr2" draw:text-style-name="P24" draw:layer="layout" svg:width="23.114cm" svg:height="0.962cm" svg:x="3.048cm" svg:y="4.426cm">
          <draw:text-box>
            <text:p><text:span text:style-name="T3">Second way, need to see more API about </text:span><text:span text:style-name="T3">clojure.spec.gen.alpha.</text:span></text:p>
          </draw:text-box>
        </draw:frame>
        <draw:frame draw:style-name="gr54" draw:text-style-name="P23" draw:layer="layout" svg:width="20.32cm" svg:height="8.186cm" svg:x="3.302cm" svg:y="5.796cm">
          <draw:text-box>
            <text:p text:style-name="P14"><text:span text:style-name="T12">;; A example generator a qualified </text:span><text:span text:style-name="T12">namspace keyword</text:span></text:p>
            <text:p text:style-name="P14"><text:span text:style-name="T12">;; namespace with `my.domain`</text:span></text:p>
            <text:p text:style-name="P14"><text:span text:style-name="T15">;; simple but invalid</text:span><text:span text:style-name="T15"><text:line-break/></text:span><text:span text:style-name="T12">(</text:span><text:span text:style-name="T13">s/def </text:span><text:span text:style-name="T18">::kws </text:span><text:span text:style-name="T12">(</text:span><text:span text:style-name="T13">s/and </text:span><text:span text:style-name="T12">keyword? #(</text:span><text:span text:style-name="T13">= </text:span><text:span text:style-name="T12">(</text:span><text:span text:style-name="T13">namespace </text:span><text:span text:style-name="T12">%) </text:span><text:span text:style-name="T29">"my.domain"</text:span><text:span text:style-name="T12">)))</text:span><text:span text:style-name="T12"><text:line-break/></text:span><text:span text:style-name="T12">(</text:span><text:span text:style-name="T13">s/valid? </text:span><text:span text:style-name="T18">::kws :my.domain/name</text:span><text:span text:style-name="T12">) </text:span><text:span text:style-name="T15">;; </text:span><text:span text:style-name="T15">true</text:span><text:span text:style-name="T15"><text:line-break/></text:span><text:span text:style-name="T12">(</text:span><text:span text:style-name="T13">gen/sample </text:span><text:span text:style-name="T12">(</text:span><text:span text:style-name="T13">s/gen </text:span><text:span text:style-name="T18">::kws</text:span><text:span text:style-name="T12">)) </text:span><text:span text:style-name="T15">;; </text:span><text:span text:style-name="T15">unlikely we'll generate useful </text:span><text:span text:style-name="T15">keywords this way</text:span></text:p>
            <text:p text:style-name="P14"><text:span text:style-name="T15"/></text:p>
            <text:p text:style-name="P14"><text:span text:style-name="T15">;; improve it</text:span></text:p>
            <text:p text:style-name="P14"><text:span text:style-name="T12">(</text:span><text:span text:style-name="T13">def </text:span><text:span text:style-name="T12">kw-gen-3 (</text:span><text:span text:style-name="T13">gen/fmap </text:span><text:span text:style-name="T12">#(</text:span><text:span text:style-name="T13">keyword </text:span><text:span text:style-name="T29">"my.domain" </text:span><text:span text:style-name="T12">%)</text:span><text:span text:style-name="T12"><text:line-break/></text:span><text:span text:style-name="T12"> <text:s text:c="23"/>(</text:span><text:span text:style-name="T13">gen/such-</text:span><text:span text:style-name="T13">that </text:span><text:span text:style-name="T12">#(</text:span><text:span text:style-name="T13">not= </text:span><text:span text:style-name="T12">% </text:span><text:span text:style-name="T29">""</text:span><text:span text:style-name="T12">)</text:span><text:span text:style-name="T12"><text:line-break/></text:span><text:span text:style-name="T12"> <text:s text:c="36"/></text:span><text:span text:style-name="T12"><text:s text:c="2"/>(</text:span><text:span text:style-name="T13">gen/string-alphanumeric</text:span><text:span text:style-name="T12">))))</text:span><text:span text:style-name="T12"><text:line-break/></text:span><text:span text:style-name="T12">(</text:span><text:span text:style-name="T13">gen/sample </text:span><text:span text:style-name="T12">kw-gen-3 </text:span><text:span text:style-name="T14">5</text:span><text:span text:style-name="T12">)</text:span><text:span text:style-name="T12"><text:line-break/></text:span><text:span text:style-name="T15">;;=&gt; (:my.domain/O </text:span><text:span text:style-name="T15">:my.domain/b </text:span><text:span text:style-name="T15">:my.domain/ZH </text:span><text:span text:style-name="T15">:my.domain/31 :my.domain/U)</text:span></text:p>
          </draw:text-box>
        </draw:frame>
        <draw:frame draw:style-name="gr3" draw:text-style-name="P24" draw:layer="layout" svg:width="20.828cm" svg:height="1.361cm" svg:x="3.302cm" svg:y="14.224cm">
          <draw:text-box>
            <text:p><text:span text:style-name="T3">Reference: </text:span><text:span text:style-name="T3"><text:a xlink:href="https://clojure.github.io/test.check/clojure.test.check.generators.html" xlink:type="simple">https://clojure.github.io/test.check/clojure.test.check.generators.html</text:a></text:span></text:p>
            <text:p><text:span text:style-name="T3"><text:s text:c="18"/></text:span><text:span text:style-name="T3"><text:a xlink:href="https://clojure.org/api/cheatsheet" xlink:type="simple">https://clojure.org/api/cheatsheet</text:a></text:span><text:span text:style-name="T3"><text:s/>(spec </text:span><text:span text:style-name="T3">part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Generator</text:span></text:p>
          </draw:text-box>
        </draw:frame>
        <draw:frame draw:style-name="gr68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Custom Generators</text:span></text:p>
              </text:list-item>
            </text:list>
          </draw:text-box>
        </draw:frame>
        <draw:frame draw:style-name="gr2" draw:text-style-name="P24" draw:layer="layout" svg:width="23.114cm" svg:height="0.962cm" svg:x="3.048cm" svg:y="4.426cm">
          <draw:text-box>
            <text:p><text:span text:style-name="T3">Second way, need to see more API about </text:span><text:span text:style-name="T3">clojure.spec.gen.alpha.</text:span></text:p>
          </draw:text-box>
        </draw:frame>
        <draw:frame draw:style-name="gr69" draw:text-style-name="P23" draw:layer="layout" svg:width="23.622cm" svg:height="5.38cm" svg:x="3.302cm" svg:y="5.796cm">
          <draw:text-box>
            <text:p text:style-name="P14"><text:span text:style-name="T12">;; A example generator generate </text:span><text:span text:style-name="T12">string include “hello”</text:span></text:p>
            <text:p text:style-name="P14"><text:span text:style-name="T12">;; namespace with `my.domain`</text:span></text:p>
            <text:p text:style-name="P14"><text:span text:style-name="T12">(</text:span><text:span text:style-name="T13">s/def </text:span><text:span text:style-name="T18">::hello</text:span><text:span text:style-name="T18"><text:line-break/></text:span><text:span text:style-name="T18"> <text:s/></text:span><text:span text:style-name="T12">(</text:span><text:span text:style-name="T13">s/with-gen </text:span><text:span text:style-name="T12">#(</text:span><text:span text:style-name="T13">clojure.string/includes? </text:span><text:span text:style-name="T12">% </text:span><text:span text:style-name="T29">"hello"</text:span><text:span text:style-name="T12">)</text:span><text:span text:style-name="T12"><text:line-break/></text:span><text:span text:style-name="T12"> <text:s text:c="13"/>#(</text:span><text:span text:style-name="T13">gen/fmap </text:span><text:span text:style-name="T12">(</text:span><text:span text:style-name="T13">fn </text:span><text:span text:style-name="T12">[[s1 </text:span><text:span text:style-name="T12">s2]] (</text:span><text:span text:style-name="T13">str </text:span><text:span text:style-name="T12">s1 </text:span><text:span text:style-name="T29">"hello" </text:span><text:span text:style-name="T12">s2))</text:span><text:span text:style-name="T12"><text:line-break/></text:span><text:span text:style-name="T12"> <text:s text:c="24"/>(</text:span><text:span text:style-name="T13">gen/tuple </text:span><text:span text:style-name="T12">(</text:span><text:span text:style-name="T13">gen/string-alphanumeric</text:span><text:span text:style-name="T12">) </text:span><text:span text:style-name="T12">(</text:span><text:span text:style-name="T13">gen/string-alphanumeric</text:span><text:span text:style-name="T12">)))))</text:span><text:span text:style-name="T12"><text:line-break/></text:span><text:span text:style-name="T12">(</text:span><text:span text:style-name="T13">gen/sample </text:span><text:span text:style-name="T12">(</text:span><text:span text:style-name="T13">s/gen </text:span><text:span text:style-name="T18">::hello</text:span><text:span text:style-name="T12">))</text:span><text:span text:style-name="T12"><text:line-break/></text:span><text:span text:style-name="T15">;;=&gt; ("hello" "ehello3" "eShelloO1" </text:span><text:span text:style-name="T15">"vhello31p" "hello" "1Xhellow" </text:span><text:span text:style-name="T15">"S5bhello" "aRejhellorAJ7Yj" </text:span><text:span text:style-name="T15">"3hellowPMDOgv7" "UhelloIx9E")</text:span></text:p>
          </draw:text-box>
        </draw:frame>
        <draw:frame draw:style-name="gr3" draw:text-style-name="P24" draw:layer="layout" svg:width="20.828cm" svg:height="1.361cm" svg:x="3.302cm" svg:y="14.224cm">
          <draw:text-box>
            <text:p><text:span text:style-name="T3">Reference: </text:span><text:span text:style-name="T3"><text:a xlink:href="https://clojure.github.io/test.check/clojure.test.check.generators.html" xlink:type="simple">https://clojure.github.io/test.check/clojure.test.check.generators.html</text:a></text:span></text:p>
            <text:p><text:span text:style-name="T3"><text:s text:c="18"/></text:span><text:span text:style-name="T3"><text:a xlink:href="https://clojure.org/api/cheatsheet" xlink:type="simple">https://clojure.org/api/cheatsheet</text:a></text:span><text:span text:style-name="T3"><text:s/>(spec </text:span><text:span text:style-name="T3">part)</text:span></text:p>
          </draw:text-box>
        </draw:frame>
        <draw:frame draw:style-name="gr2" draw:text-style-name="P24" draw:layer="layout" svg:width="23.114cm" svg:height="0.962cm" svg:x="3.048cm" svg:y="11.938cm">
          <draw:text-box>
            <text:p><text:span text:style-name="T3">Third way, You may see an example lib in </text:span><text:span text:style-name="T3"><text:a xlink:href="https://github.com/gfredericks/test.chuck" xlink:type="simple">https://github.com/gfredericks/test.chuck</text:a></text:span><text:span text:style-name="T3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Usage</text:span></text:p>
          </draw:text-box>
        </draw:frame>
        <draw:frame draw:style-name="gr70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Outline View</text:span></text:p>
              </text:list-item>
            </text:list>
          </draw:text-box>
        </draw:frame>
        <draw:frame draw:style-name="gr2" draw:text-style-name="P24" draw:layer="layout" svg:width="23.114cm" svg:height="0.962cm" svg:x="3.048cm" svg:y="4.426cm">
          <draw:text-box>
            <text:p><text:span text:style-name="T3">Some application aspects of spec:</text:span></text:p>
          </draw:text-box>
        </draw:frame>
        <draw:frame draw:style-name="gr65" draw:text-style-name="P27" draw:layer="layout" svg:width="21.674cm" svg:height="5.736cm" svg:x="4.034cm" svg:y="6.55cm">
          <draw:text-box>
            <text:list text:style-name="L1">
              <text:list-item>
                <text:p text:style-name="P25"><text:span text:style-name="T35">Validate/Check the correctness of </text:span><text:span text:style-name="T35">data type, data structure </text:span></text:p>
              </text:list-item>
              <text:list-item>
                <text:p text:style-name="P25"><text:span text:style-name="T35">Validate/Check the correctness of </text:span><text:span text:style-name="T35">function args, return value, and </text:span><text:span text:style-name="T35">logical handling.</text:span></text:p>
              </text:list-item>
              <text:list-item>
                <text:p text:style-name="P25"><text:span text:style-name="T35">Destruct the data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Usage</text:span></text:p>
          </draw:text-box>
        </draw:frame>
        <draw:frame draw:style-name="gr71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Validate Data</text:span></text:p>
              </text:list-item>
            </text:list>
          </draw:text-box>
        </draw:frame>
        <draw:frame draw:style-name="gr2" draw:text-style-name="P24" draw:layer="layout" svg:width="23.114cm" svg:height="0.962cm" svg:x="3.048cm" svg:y="4.426cm">
          <draw:text-box>
            <text:p><text:span text:style-name="T3">We have seen <text:s/>a lot of them, such as </text:span><text:span text:style-name="T3">checking for map, coll, set, and other </text:span><text:span text:style-name="T3">nested data.</text:span></text:p>
          </draw:text-box>
        </draw:frame>
        <draw:frame draw:style-name="gr54" draw:text-style-name="P23" draw:layer="layout" svg:width="20.32cm" svg:height="8.186cm" svg:x="3.302cm" svg:y="5.796cm">
          <draw:text-box>
            <text:p text:style-name="P14"><text:span text:style-name="T12">;; validate a vector</text:span></text:p>
            <text:p text:style-name="P14"><text:span text:style-name="T12">(</text:span><text:span text:style-name="T13">s/conform </text:span><text:span text:style-name="T12">(</text:span><text:span text:style-name="T13">s/coll-of </text:span><text:span text:style-name="T12">keyword?) </text:span><text:span text:style-name="T12">[</text:span><text:span text:style-name="T18">:a :b :c</text:span><text:span text:style-name="T12">])</text:span></text:p>
            <text:p text:style-name="P14"><text:span text:style-name="T12"/></text:p>
            <text:p text:style-name="P14"><text:span text:style-name="T12">;; validate a map</text:span></text:p>
            <text:p text:style-name="P14"><text:span text:style-name="T12">(</text:span><text:span text:style-name="T13">s/def </text:span><text:span text:style-name="T18">::scores </text:span><text:span text:style-name="T12">(</text:span><text:span text:style-name="T13">s/map-of </text:span><text:span text:style-name="T12">(</text:span><text:span text:style-name="T13">s/or </text:span><text:span text:style-name="T18">:name </text:span><text:span text:style-name="T12">string? </text:span><text:span text:style-name="T18">:like </text:span><text:span text:style-name="T12">int?) int? </text:span><text:span text:style-name="T18">:conform-keys </text:span><text:span text:style-name="T13">true</text:span><text:span text:style-name="T12">))</text:span><text:span text:style-name="T12"><text:line-break/></text:span><text:span text:style-name="T12">(</text:span><text:span text:style-name="T13">s/conform </text:span><text:span text:style-name="T18">::scores </text:span><text:span text:style-name="T12">{</text:span><text:span text:style-name="T14">10 1000</text:span><text:span text:style-name="T12">, </text:span><text:span text:style-name="T29">"Joe" </text:span><text:span text:style-name="T14">500</text:span><text:span text:style-name="T12">})</text:span><text:span text:style-name="T12"><text:line-break/></text:span><text:span text:style-name="T15">;; =&gt; {"Sally" 1000, "Joe" 500}</text:span></text:p>
            <text:p text:style-name="P14"><text:span text:style-name="T15"/></text:p>
            <text:p text:style-name="P14"><text:span text:style-name="T15">;; validate range data</text:span></text:p>
            <text:p text:style-name="P14"><text:span text:style-name="T12">(</text:span><text:span text:style-name="T13">s/def </text:span><text:span text:style-name="T18">::dubs </text:span><text:span text:style-name="T12">(</text:span><text:span text:style-name="T13">s/double-in </text:span><text:span text:style-name="T18">:min </text:span><text:span text:style-name="T14">-</text:span><text:span text:style-name="T14">100.0 </text:span><text:span text:style-name="T18">:max </text:span><text:span text:style-name="T14">100.0 </text:span><text:span text:style-name="T18">:NaN? </text:span><text:span text:style-name="T13">false </text:span><text:span text:style-name="T18">:infinite? </text:span><text:span text:style-name="T13">false</text:span><text:span text:style-name="T12">))</text:span><text:span text:style-name="T12"><text:line-break/></text:span><text:span text:style-name="T12">(</text:span><text:span text:style-name="T13">s/valid? </text:span><text:span text:style-name="T18">::dubs </text:span><text:span text:style-name="T14">2.9</text:span><text:span text:style-name="T12">)</text:span></text:p>
            <text:p text:style-name="P14"><text:span text:style-name="T12">;; =&gt; tru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Usage</text:span></text:p>
          </draw:text-box>
        </draw:frame>
        <draw:frame draw:style-name="gr72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Validate function</text:span></text:p>
              </text:list-item>
            </text:list>
          </draw:text-box>
        </draw:frame>
        <draw:frame draw:style-name="gr25" draw:text-style-name="P24" draw:layer="layout" svg:width="24.593cm" svg:height="2.571cm" svg:x="2.831cm" svg:y="4.033cm">
          <draw:text-box>
            <text:p text:style-name="P28"><text:span text:style-name="T3">Format: </text:span><text:span text:style-name="T9">(</text:span><text:span text:style-name="T10">fn </text:span><text:span text:style-name="T9">name [&amp; args]</text:span><text:span text:style-name="T9"><text:line-break/></text:span><text:span text:style-name="T9"> <text:s text:c="8"/>{</text:span><text:span text:style-name="T11">:pre </text:span><text:span text:style-name="T9">[expr] <text:s text:c="2"/>;</text:span><text:span text:style-name="T6">expr is </text:span><text:span text:style-name="T6">false, then throw an exception; </text:span><text:span text:style-name="T6">if not, exec fn</text:span><text:span text:style-name="T9"><text:line-break/></text:span><text:span text:style-name="T9"> <text:s text:c="9"/></text:span><text:span text:style-name="T11">:post </text:span><text:span text:style-name="T6">[expr]} ;expr is </text:span><text:span text:style-name="T6">false, then throw an exception; </text:span><text:span text:style-name="T6">if not, return <text:s text:c="19"/></text:span><text:span text:style-name="T6"><text:s text:c="11"/>value or end the fn.</text:span></text:p>
          </draw:text-box>
        </draw:frame>
        <draw:frame draw:style-name="gr54" draw:text-style-name="P23" draw:layer="layout" svg:width="20.32cm" svg:height="8.186cm" svg:x="3.302cm" svg:y="6.596cm">
          <draw:text-box>
            <text:p text:style-name="P14"><text:span text:style-name="T12">(</text:span><text:span text:style-name="T13">defn </text:span><text:span text:style-name="T12">person-name</text:span><text:span text:style-name="T12"><text:line-break/></text:span><text:span text:style-name="T12"> <text:s/>[person]</text:span><text:span text:style-name="T15"><text:line-break/></text:span><text:span text:style-name="T15"> <text:s/></text:span><text:span text:style-name="T12">{</text:span><text:span text:style-name="T18">:pre </text:span><text:span text:style-name="T12">[(</text:span><text:span text:style-name="T13">s/valid? </text:span><text:span text:style-name="T18">:unq/person </text:span><text:span text:style-name="T12">person)]</text:span><text:span text:style-name="T12"><text:line-break/></text:span><text:span text:style-name="T12"> <text:s text:c="2"/></text:span><text:span text:style-name="T18">:post </text:span><text:span text:style-name="T12">[(</text:span><text:span text:style-name="T13">s/valid? </text:span><text:span text:style-name="T12">string? %)]}</text:span><text:span text:style-name="T12"><text:line-break/></text:span><text:span text:style-name="T12"> <text:s/>(</text:span><text:span text:style-name="T13">str </text:span><text:span text:style-name="T12">(</text:span><text:span text:style-name="T18">:first-name </text:span><text:span text:style-name="T12">person) </text:span><text:span text:style-name="T29">" " </text:span><text:span text:style-name="T12">(</text:span><text:span text:style-name="T18">:last-name </text:span><text:span text:style-name="T12">person)))</text:span></text:p>
            <text:p text:style-name="P14"><text:span text:style-name="T12"/></text:p>
            <text:p text:style-name="P14"><text:span text:style-name="T12">;; can’t capture exception out of </text:span><text:span text:style-name="T12">function. You may need:</text:span></text:p>
            <text:p text:style-name="P14"><text:span text:style-name="T20">(</text:span><text:span text:style-name="T21">defn </text:span><text:span text:style-name="T20">person-name</text:span><text:span text:style-name="T20"><text:line-break/></text:span><text:span text:style-name="T20"> <text:s/>[person]</text:span><text:span text:style-name="T20"><text:line-break/></text:span><text:span text:style-name="T20"> <text:s/></text:span><text:span text:style-name="T22">;; is [expr] <text:s/>is expr is false, </text:span><text:span text:style-name="T22">println fail info and return false; </text:span><text:span text:style-name="T22">else return true.</text:span><text:span text:style-name="T22"><text:line-break/></text:span><text:span text:style-name="T22"> <text:s/></text:span><text:span text:style-name="T20">{</text:span><text:span text:style-name="T18">:pre </text:span><text:span text:style-name="T20">[(</text:span><text:span text:style-name="T21">t/is </text:span><text:span text:style-name="T20">(</text:span><text:span text:style-name="T21">s/valid? </text:span><text:span text:style-name="T18">:unq/person </text:span><text:span text:style-name="T20">person))]</text:span><text:span text:style-name="T20"><text:line-break/></text:span><text:span text:style-name="T20"> <text:s text:c="2"/></text:span><text:span text:style-name="T18">:post </text:span><text:span text:style-name="T20">[(</text:span><text:span text:style-name="T21">t/is </text:span><text:span text:style-name="T20">(</text:span><text:span text:style-name="T21">s/valid? </text:span><text:span text:style-name="T20">string? </text:span><text:span text:style-name="T20">%))]}</text:span><text:span text:style-name="T20"><text:line-break/></text:span><text:span text:style-name="T20"> <text:s/>(</text:span><text:span text:style-name="T21">str </text:span><text:span text:style-name="T20">(</text:span><text:span text:style-name="T18">:first-name </text:span><text:span text:style-name="T20">person) </text:span><text:span text:style-name="T24">" " </text:span><text:span text:style-name="T20">(</text:span><text:span text:style-name="T18">:last-name </text:span><text:span text:style-name="T12">person))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Usage</text:span></text:p>
          </draw:text-box>
        </draw:frame>
        <draw:frame draw:style-name="gr73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Validate function</text:span></text:p>
              </text:list-item>
            </text:list>
          </draw:text-box>
        </draw:frame>
        <draw:frame draw:style-name="gr74" draw:text-style-name="P24" draw:layer="layout" svg:width="22.315cm" svg:height="2.294cm" svg:x="2.931cm" svg:y="4.294cm">
          <draw:text-box>
            <text:p text:style-name="P28"><text:span text:style-name="T3">Format: </text:span><text:span text:style-name="T9">(</text:span><text:span text:style-name="T10">s/assert </text:span><text:span text:style-name="T11">spec value</text:span><text:span text:style-name="T6">)</text:span></text:p>
          </draw:text-box>
        </draw:frame>
        <draw:frame draw:style-name="gr54" draw:text-style-name="P23" draw:layer="layout" svg:width="20.32cm" svg:height="8.186cm" svg:x="3.302cm" svg:y="6.196cm">
          <draw:text-box>
            <text:p text:style-name="P14"><text:span text:style-name="T20">(</text:span><text:span text:style-name="T21">defn </text:span><text:span text:style-name="T20">person-name-assert</text:span><text:span text:style-name="T20"><text:line-break/></text:span><text:span text:style-name="T20"> <text:s/>[person]</text:span><text:span text:style-name="T20"><text:line-break/></text:span><text:span text:style-name="T20"> <text:s/></text:span><text:span text:style-name="T22">;; s/assert fail, throw an </text:span><text:span text:style-name="T22">Exception; success, return the </text:span><text:span text:style-name="T22">value.</text:span><text:span text:style-name="T22"><text:line-break/></text:span><text:span text:style-name="T22"> <text:s/></text:span><text:span text:style-name="T20">(</text:span><text:span text:style-name="T21">let </text:span><text:span text:style-name="T20">[p (</text:span><text:span text:style-name="T21">s/assert </text:span><text:span text:style-name="T18">::person </text:span><text:span text:style-name="T20">person)]</text:span><text:span text:style-name="T20"><text:line-break/></text:span><text:span text:style-name="T20"> <text:s text:c="3"/>(</text:span><text:span text:style-name="T21">str </text:span><text:span text:style-name="T20">(</text:span><text:span text:style-name="T18">::first-name </text:span><text:span text:style-name="T20">p) </text:span><text:span text:style-name="T24">" " </text:span><text:span text:style-name="T20">(</text:span><text:span text:style-name="T18">::last-name </text:span><text:span text:style-name="T12">p))))</text:span><text:span text:style-name="T12"><text:line-break/></text:span><text:span text:style-name="T12"><text:line-break/></text:span><text:span text:style-name="T15">;; open the assert functionality</text:span><text:span text:style-name="T15"><text:line-break/></text:span><text:span text:style-name="T12">(</text:span><text:span text:style-name="T13">s/check-asserts true</text:span><text:span text:style-name="T12">)</text:span><text:span text:style-name="T12"><text:line-break/></text:span><text:span text:style-name="T12">(</text:span><text:span text:style-name="T13">try </text:span><text:span text:style-name="T12">(</text:span><text:span text:style-name="T13">person-name-assert </text:span><text:span text:style-name="T14">42</text:span><text:span text:style-name="T12">)</text:span><text:span text:style-name="T12"><text:line-break/></text:span><text:span text:style-name="T12"> <text:s text:c="4"/>(</text:span><text:span text:style-name="T13">catch </text:span><text:span text:style-name="T12">Exception e (</text:span><text:span text:style-name="T13">println </text:span><text:span text:style-name="T12">(</text:span><text:span text:style-name="T13">.getMessage </text:span><text:span text:style-name="T12">e)))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Usage</text:span></text:p>
          </draw:text-box>
        </draw:frame>
        <draw:frame draw:style-name="gr75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Validate function</text:span></text:p>
              </text:list-item>
            </text:list>
          </draw:text-box>
        </draw:frame>
        <draw:frame draw:style-name="gr76" draw:text-style-name="P30" draw:layer="layout" svg:width="22.315cm" svg:height="1.548cm" svg:x="2.931cm" svg:y="4.294cm">
          <draw:text-box>
            <text:p text:style-name="P29"><text:span text:style-name="T31">Use spec tool to define fn spec </text:span><text:span text:style-name="T31">validate</text:span></text:p>
          </draw:text-box>
        </draw:frame>
        <draw:frame draw:style-name="gr54" draw:text-style-name="P23" draw:layer="layout" svg:width="20.32cm" svg:height="8.186cm" svg:x="3.302cm" svg:y="6.196cm">
          <draw:text-box>
            <text:p text:style-name="P14"><text:span text:style-name="T22">;; Normal function</text:span><text:span text:style-name="T22"><text:line-break/></text:span><text:span text:style-name="T20">(</text:span><text:span text:style-name="T21">defn </text:span><text:span text:style-name="T20">ranged-rand</text:span><text:span text:style-name="T20"><text:line-break/></text:span><text:span text:style-name="T20"> <text:s/></text:span><text:span text:style-name="T24">"Returns random int in range start </text:span><text:span text:style-name="T24">&lt;= rand &lt; end"</text:span><text:span text:style-name="T24"><text:line-break/></text:span><text:span text:style-name="T24"> <text:s/></text:span><text:span text:style-name="T20">[start end]</text:span><text:span text:style-name="T20"><text:line-break/></text:span><text:span text:style-name="T20"> <text:s/>(</text:span><text:span text:style-name="T21">+ </text:span><text:span text:style-name="T20">start (</text:span><text:span text:style-name="T21">long </text:span><text:span text:style-name="T20">(</text:span><text:span text:style-name="T21">rand </text:span><text:span text:style-name="T20">(</text:span><text:span text:style-name="T21">- </text:span><text:span text:style-name="T20">end </text:span><text:span text:style-name="T20">start)))))</text:span><text:span text:style-name="T20"><text:line-break/></text:span><text:span text:style-name="T22">;; :args <text:s text:c="2"/>spec for args</text:span><text:span text:style-name="T22"><text:line-break/></text:span><text:span text:style-name="T22">;; :ret <text:s text:c="3"/>spec for return val</text:span><text:span text:style-name="T22"><text:line-break/></text:span><text:span text:style-name="T22">;; :fn <text:s text:c="4"/>validate the relation </text:span><text:span text:style-name="T22">between args and ret-val</text:span><text:span text:style-name="T22"><text:line-break/></text:span><text:span text:style-name="T20">(</text:span><text:span text:style-name="T21">s/fdef </text:span><text:span text:style-name="T20">ranged-rand</text:span><text:span text:style-name="T20"><text:line-break/></text:span><text:span text:style-name="T20"> <text:s text:c="7"/></text:span><text:span text:style-name="T18">:args </text:span><text:span text:style-name="T20">(</text:span><text:span text:style-name="T21">s/and </text:span><text:span text:style-name="T20">(</text:span><text:span text:style-name="T21">s/cat </text:span><text:span text:style-name="T18">:start </text:span><text:span text:style-name="T20">int? </text:span><text:span text:style-name="T18">:end </text:span><text:span text:style-name="T20">int?)</text:span><text:span text:style-name="T20"><text:line-break/></text:span><text:span text:style-name="T20"> <text:s text:c="20"/>#(</text:span><text:span text:style-name="T21">&lt; </text:span><text:span text:style-name="T20">(</text:span><text:span text:style-name="T18">:start </text:span><text:span text:style-name="T20">%) </text:span><text:span text:style-name="T20">(</text:span><text:span text:style-name="T18">:end </text:span><text:span text:style-name="T20">%)))</text:span><text:span text:style-name="T20"><text:line-break/></text:span><text:span text:style-name="T20"> <text:s text:c="7"/></text:span><text:span text:style-name="T18">:ret </text:span><text:span text:style-name="T20">int?</text:span><text:span text:style-name="T20"><text:line-break/></text:span><text:span text:style-name="T20"> <text:s text:c="7"/></text:span><text:span text:style-name="T18">:fn </text:span><text:span text:style-name="T20">(</text:span><text:span text:style-name="T21">s/and </text:span><text:span text:style-name="T20">#(</text:span><text:span text:style-name="T21">&gt;= </text:span><text:span text:style-name="T20">(</text:span><text:span text:style-name="T18">:ret </text:span><text:span text:style-name="T20">%) (</text:span><text:span text:style-name="T21">-&gt; </text:span><text:span text:style-name="T20">% </text:span><text:span text:style-name="T18">:args :start</text:span><text:span text:style-name="T20">))</text:span><text:span text:style-name="T20"><text:line-break/></text:span><text:span text:style-name="T20"> <text:s text:c="18"/>#(</text:span><text:span text:style-name="T21">&lt; </text:span><text:span text:style-name="T20">(</text:span><text:span text:style-name="T18">:ret </text:span><text:span text:style-name="T20">%) (</text:span><text:span text:style-name="T21">-&gt; </text:span><text:span text:style-name="T20">% </text:span><text:span text:style-name="T18">:args :end</text:span><text:span text:style-name="T12">)))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Usage</text:span></text:p>
          </draw:text-box>
        </draw:frame>
        <draw:frame draw:style-name="gr77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Validate function</text:span></text:p>
              </text:list-item>
            </text:list>
          </draw:text-box>
        </draw:frame>
        <draw:frame draw:style-name="gr76" draw:text-style-name="P30" draw:layer="layout" svg:width="22.315cm" svg:height="1.548cm" svg:x="2.931cm" svg:y="4.294cm">
          <draw:text-box>
            <text:p text:style-name="P29"><text:span text:style-name="T31">Use spec tool to define fn spec </text:span><text:span text:style-name="T31">validate</text:span></text:p>
          </draw:text-box>
        </draw:frame>
        <draw:frame draw:style-name="gr54" draw:text-style-name="P23" draw:layer="layout" svg:width="20.32cm" svg:height="8.186cm" svg:x="3.302cm" svg:y="6.196cm">
          <draw:text-box>
            <text:p text:style-name="P14"><text:span text:style-name="T22">;; High order function, use fspec</text:span><text:span text:style-name="T22"><text:line-break/></text:span><text:span text:style-name="T20">(</text:span><text:span text:style-name="T21">defn </text:span><text:span text:style-name="T20">adder [x] #(</text:span><text:span text:style-name="T21">+ </text:span><text:span text:style-name="T20">x %))</text:span><text:span text:style-name="T20"><text:line-break/></text:span><text:span text:style-name="T20">(</text:span><text:span text:style-name="T21">s/fdef </text:span><text:span text:style-name="T20">adder</text:span><text:span text:style-name="T20"><text:line-break/></text:span><text:span text:style-name="T20"> <text:s text:c="7"/></text:span><text:span text:style-name="T18">:args </text:span><text:span text:style-name="T20">(</text:span><text:span text:style-name="T21">s/cat </text:span><text:span text:style-name="T18">:x </text:span><text:span text:style-name="T20">number?)</text:span><text:span text:style-name="T20"><text:line-break/></text:span><text:span text:style-name="T20"> <text:s text:c="7"/></text:span><text:span text:style-name="T18">:ret </text:span><text:span text:style-name="T20">(</text:span><text:span text:style-name="T21">s/fspec </text:span><text:span text:style-name="T18">:args </text:span><text:span text:style-name="T20">(</text:span><text:span text:style-name="T21">s/cat </text:span><text:span text:style-name="T18">:y </text:span><text:span text:style-name="T20">number?)</text:span><text:span text:style-name="T20"><text:line-break/></text:span><text:span text:style-name="T20"> <text:s text:c="21"/></text:span><text:span text:style-name="T18">:ret </text:span><text:span text:style-name="T20">number?)</text:span><text:span text:style-name="T20"><text:line-break/></text:span><text:span text:style-name="T20"> <text:s text:c="7"/></text:span><text:span text:style-name="T18">:fn </text:span><text:span text:style-name="T20">#(</text:span><text:span text:style-name="T21">= </text:span><text:span text:style-name="T20">(</text:span><text:span text:style-name="T21">-&gt; </text:span><text:span text:style-name="T20">% </text:span><text:span text:style-name="T18">:args :x</text:span><text:span text:style-name="T20">) </text:span><text:span text:style-name="T20">((</text:span><text:span text:style-name="T18">:ret </text:span><text:span text:style-name="T12">%) </text:span><text:span text:style-name="T14">0</text:span><text:span text:style-name="T12">)))</text:span><text:span text:style-name="T12"><text:line-break/></text:span><text:span text:style-name="T12"><text:line-break/></text:span><text:span text:style-name="T15">;; open test for args</text:span><text:span text:style-name="T15"><text:line-break/></text:span><text:span text:style-name="T12">(</text:span><text:span text:style-name="T13">stest/instrument </text:span><text:span text:style-name="T12">`ranged-rand)</text:span><text:span text:style-name="T12"><text:line-break/></text:span><text:span text:style-name="T12">(</text:span><text:span text:style-name="T13">try </text:span><text:span text:style-name="T12">(</text:span><text:span text:style-name="T13">ranged-rand </text:span><text:span text:style-name="T14">8 7</text:span><text:span text:style-name="T12">)</text:span><text:span text:style-name="T12"><text:line-break/></text:span><text:span text:style-name="T12"> <text:s text:c="4"/>(</text:span><text:span text:style-name="T13">catch </text:span><text:span text:style-name="T12">Exception e (</text:span><text:span text:style-name="T13">println </text:span><text:span text:style-name="T12">(</text:span><text:span text:style-name="T13">.getMessage </text:span><text:span text:style-name="T12">e)))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Usage</text:span></text:p>
          </draw:text-box>
        </draw:frame>
        <draw:frame draw:style-name="gr78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Validate function</text:span></text:p>
              </text:list-item>
            </text:list>
          </draw:text-box>
        </draw:frame>
        <draw:frame draw:style-name="gr76" draw:text-style-name="P30" draw:layer="layout" svg:width="22.315cm" svg:height="1.548cm" svg:x="2.931cm" svg:y="4.294cm">
          <draw:text-box>
            <text:p text:style-name="P31"><text:span text:style-name="T36">Use generator to do checking</text:span></text:p>
          </draw:text-box>
        </draw:frame>
        <draw:frame draw:style-name="gr54" draw:text-style-name="P23" draw:layer="layout" svg:width="20.32cm" svg:height="10.169cm" svg:x="3.302cm" svg:y="5.334cm">
          <draw:text-box>
            <text:p text:style-name="P14"><text:span text:style-name="T15">; (stest/check `ranged-rand) ; </text:span><text:span text:style-name="T15">return a lazy coll</text:span><text:span text:style-name="T15"><text:line-break/></text:span><text:span text:style-name="T12">(</text:span><text:span text:style-name="T13">println </text:span><text:span text:style-name="T12">(</text:span><text:span text:style-name="T13">stest/check </text:span><text:span text:style-name="T12">`ranged-rand))</text:span><text:span text:style-name="T15"><text:line-break/></text:span><text:span text:style-name="T15">;;=&gt; ({:spec </text:span><text:span text:style-name="T15">#object[clojure.spec.alpha$fspec_imp</text:span><text:span text:style-name="T15">l$reify__13728 ...],</text:span><text:span text:style-name="T15"><text:line-break/></text:span><text:span text:style-name="T15">;; <text:s text:c="4"/>:clojure.spec.test.check/ret </text:span><text:span text:style-name="T15">{:result true, :num-tests </text:span><text:span text:style-name="T15">1000, :seed 1466805740290},</text:span><text:span text:style-name="T15"><text:line-break/></text:span><text:span text:style-name="T15">;; <text:s text:c="4"/>:sym </text:span><text:span text:style-name="T15">spec.examples.guide/ranged-rand,</text:span><text:span text:style-name="T15"><text:line-break/></text:span><text:span text:style-name="T15">;; <text:s text:c="4"/>:result true})</text:span><text:span text:style-name="T15"><text:line-break/></text:span><text:span text:style-name="T15"><text:line-break/></text:span><text:span text:style-name="T15">;; to get an abbreviated result</text:span><text:span text:style-name="T15"><text:line-break/></text:span><text:span text:style-name="T12">(</text:span><text:span text:style-name="T13">println </text:span><text:span text:style-name="T12">(</text:span><text:span text:style-name="T13">stest/abbrev-result </text:span><text:span text:style-name="T12">(</text:span><text:span text:style-name="T13">first </text:span><text:span text:style-name="T12">(</text:span><text:span text:style-name="T13">stest/check </text:span><text:span text:style-name="T12">`ranged-rand))))</text:span><text:span text:style-name="T12"><text:line-break/></text:span><text:span text:style-name="T15">;; to get a summarize result</text:span><text:span text:style-name="T15"><text:line-break/></text:span><text:span text:style-name="T12">(</text:span><text:span text:style-name="T13">println </text:span><text:span text:style-name="T12">(</text:span><text:span text:style-name="T13">stest/summarize-results </text:span><text:span text:style-name="T12">(</text:span><text:span text:style-name="T13">stest/check </text:span><text:span text:style-name="T12">`ranged-rand)))</text:span><text:span text:style-name="T12"><text:line-break/></text:span><text:span text:style-name="T12"><text:line-break/></text:span><text:span text:style-name="T15">; (s/exercise-fn `ranged-rand)</text:span><text:span text:style-name="T15"><text:line-break/></text:span><text:span text:style-name="T12">(</text:span><text:span text:style-name="T13">println </text:span><text:span text:style-name="T12">(</text:span><text:span text:style-name="T13">s/exercise-fn </text:span><text:span text:style-name="T12">`ranged-</text:span><text:span text:style-name="T12">rand))</text:span><text:span text:style-name="T12"><text:line-break/></text:span><text:span text:style-name="T15">;;=&gt; ([(-1 0) -1] [(-1 0) -1] [(-22 </text:span><text:span text:style-name="T15">6) -15]</text:span><text:span text:style-name="T15"><text:line-break/></text:span><text:span text:style-name="T15">;; <text:s text:c="3"/>[(-22 -1) -9] [(-3 -1) -3] [(-</text:span><text:span text:style-name="T15">12 -10) -12]</text:span><text:span text:style-name="T15"><text:line-break/></text:span><text:span text:style-name="T15">;; <text:s text:c="3"/>[(-8 12) -5] [(-226 -37) -100] </text:span><text:span text:style-name="T15">[(-85 50) -45]</text:span><text:span text:style-name="T15"><text:line-break/></text:span><text:span text:style-name="T15">;; <text:s text:c="3"/>[(-1 53) 6])</text:span><text:span text:style-name="T15"><text:line-break/></text:span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Usage</text:span></text:p>
          </draw:text-box>
        </draw:frame>
        <draw:frame draw:style-name="gr79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Validate function</text:span></text:p>
              </text:list-item>
            </text:list>
          </draw:text-box>
        </draw:frame>
        <draw:frame draw:style-name="gr76" draw:text-style-name="P30" draw:layer="layout" svg:width="22.315cm" svg:height="1.548cm" svg:x="2.931cm" svg:y="4.294cm">
          <draw:text-box>
            <text:p text:style-name="P31"><text:span text:style-name="T36">Use spec generative value alter </text:span><text:span text:style-name="T36">function</text:span></text:p>
          </draw:text-box>
        </draw:frame>
        <draw:frame draw:style-name="gr80" draw:text-style-name="P23" draw:layer="layout" svg:width="20.32cm" svg:height="8.636cm" svg:x="3.302cm" svg:y="5.78cm">
          <draw:text-box>
            <text:p text:style-name="P14"><text:span text:style-name="T12">(</text:span><text:span text:style-name="T13">defn </text:span><text:span text:style-name="T12">invoke-service [service </text:span><text:span text:style-name="T12">request]</text:span><text:span text:style-name="T12"><text:line-break/></text:span><text:span text:style-name="T12"> <text:s/></text:span><text:span text:style-name="T15">;; invokes remote service</text:span><text:span text:style-name="T15"><text:line-break/></text:span><text:span text:style-name="T15"> <text:s/></text:span><text:span text:style-name="T12">)</text:span><text:span text:style-name="T12"><text:line-break/></text:span><text:span text:style-name="T12"><text:line-break/></text:span><text:span text:style-name="T12">(</text:span><text:span text:style-name="T13">defn </text:span><text:span text:style-name="T12">run-query [service query]</text:span><text:span text:style-name="T12"><text:line-break/></text:span><text:span text:style-name="T12"> <text:s/>(</text:span><text:span text:style-name="T13">let </text:span><text:span text:style-name="T12">[{</text:span><text:span text:style-name="T18">::keys </text:span><text:span text:style-name="T12">[result error]} </text:span><text:span text:style-name="T12">(</text:span><text:span text:style-name="T13">invoke-service </text:span><text:span text:style-name="T12">service {</text:span><text:span text:style-name="T18">::query </text:span><text:span text:style-name="T12">query})]</text:span><text:span text:style-name="T12"><text:line-break/></text:span><text:span text:style-name="T12"> <text:s text:c="3"/>(</text:span><text:span text:style-name="T13">or </text:span><text:span text:style-name="T12">result error)))</text:span><text:span text:style-name="T12"><text:line-break/></text:span><text:span text:style-name="T12"><text:line-break/></text:span><text:span text:style-name="T12">(</text:span><text:span text:style-name="T13">s/def </text:span><text:span text:style-name="T18">::query </text:span><text:span text:style-name="T12">string?)</text:span><text:span text:style-name="T12"><text:line-break/></text:span><text:span text:style-name="T12">(</text:span><text:span text:style-name="T13">s/def </text:span><text:span text:style-name="T18">::request </text:span><text:span text:style-name="T12">(</text:span><text:span text:style-name="T13">s/keys </text:span><text:span text:style-name="T18">:req </text:span><text:span text:style-name="T12">[</text:span><text:span text:style-name="T18">::query</text:span><text:span text:style-name="T12">]))</text:span><text:span text:style-name="T12"><text:line-break/></text:span><text:span text:style-name="T12">(</text:span><text:span text:style-name="T13">s/def </text:span><text:span text:style-name="T18">::result </text:span><text:span text:style-name="T12">(</text:span><text:span text:style-name="T13">s/coll-of </text:span><text:span text:style-name="T12">string? </text:span><text:span text:style-name="T18">:gen-max </text:span><text:span text:style-name="T14">3</text:span><text:span text:style-name="T12">))</text:span><text:span text:style-name="T12"><text:line-break/></text:span><text:span text:style-name="T12">(</text:span><text:span text:style-name="T13">s/def </text:span><text:span text:style-name="T18">::error </text:span><text:span text:style-name="T12">int?)</text:span><text:span text:style-name="T12"><text:line-break/></text:span><text:span text:style-name="T12">(</text:span><text:span text:style-name="T13">s/def </text:span><text:span text:style-name="T18">::response </text:span><text:span text:style-name="T12">(</text:span><text:span text:style-name="T13">s/or </text:span><text:span text:style-name="T18">:ok </text:span><text:span text:style-name="T12">(</text:span><text:span text:style-name="T13">s/keys </text:span><text:span text:style-name="T18">:req </text:span><text:span text:style-name="T12">[</text:span><text:span text:style-name="T18">::result</text:span><text:span text:style-name="T12">])</text:span><text:span text:style-name="T12"><text:line-break/></text:span><text:span text:style-name="T12"> <text:s text:c="23"/></text:span><text:span text:style-name="T18">:err </text:span><text:span text:style-name="T12">(</text:span><text:span text:style-name="T13">s/keys </text:span><text:span text:style-name="T18">:req </text:span><text:span text:style-name="T12">[</text:span><text:span text:style-name="T18">::error</text:span><text:span text:style-name="T12">])))</text:span><text:span text:style-name="T12"><text:line-break/></text:span><text:span text:style-name="T12"><text:line-break/></text:span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Usage</text:span></text:p>
          </draw:text-box>
        </draw:frame>
        <draw:frame draw:style-name="gr81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Validate function</text:span></text:p>
              </text:list-item>
            </text:list>
          </draw:text-box>
        </draw:frame>
        <draw:frame draw:style-name="gr76" draw:text-style-name="P30" draw:layer="layout" svg:width="22.315cm" svg:height="1.548cm" svg:x="2.931cm" svg:y="4.294cm">
          <draw:text-box>
            <text:p text:style-name="P31"><text:span text:style-name="T36">Use spec generative value alter </text:span><text:span text:style-name="T36">function</text:span></text:p>
          </draw:text-box>
        </draw:frame>
        <draw:frame draw:style-name="gr80" draw:text-style-name="P23" draw:layer="layout" svg:width="20.32cm" svg:height="8.636cm" svg:x="3.302cm" svg:y="5.78cm">
          <draw:text-box>
            <text:p text:style-name="P14"><text:span text:style-name="T20"><text:line-break/></text:span><text:span text:style-name="T20">(</text:span><text:span text:style-name="T21">s/fdef </text:span><text:span text:style-name="T20">invoke-service</text:span><text:span text:style-name="T20"><text:line-break/></text:span><text:span text:style-name="T20"> <text:s text:c="7"/></text:span><text:span text:style-name="T18">:args </text:span><text:span text:style-name="T20">(</text:span><text:span text:style-name="T21">s/cat </text:span><text:span text:style-name="T18">:service </text:span><text:span text:style-name="T20">any? </text:span><text:span text:style-name="T18">:request ::request</text:span><text:span text:style-name="T20">)</text:span><text:span text:style-name="T20"><text:line-break/></text:span><text:span text:style-name="T20"> <text:s text:c="7"/></text:span><text:span text:style-name="T18">:ret ::response</text:span><text:span text:style-name="T20">)</text:span><text:span text:style-name="T20"><text:line-break/></text:span><text:span text:style-name="T20"><text:line-break/></text:span><text:span text:style-name="T20">(</text:span><text:span text:style-name="T21">s/fdef </text:span><text:span text:style-name="T20">run-query</text:span><text:span text:style-name="T20"><text:line-break/></text:span><text:span text:style-name="T20"> <text:s text:c="7"/></text:span><text:span text:style-name="T18">:args </text:span><text:span text:style-name="T20">(</text:span><text:span text:style-name="T21">s/cat </text:span><text:span text:style-name="T18">:service </text:span><text:span text:style-name="T20">any? </text:span><text:span text:style-name="T18">:query </text:span><text:span text:style-name="T20">string?)</text:span><text:span text:style-name="T20"><text:line-break/></text:span><text:span text:style-name="T20"> <text:s text:c="7"/></text:span><text:span text:style-name="T18">:ret </text:span><text:span text:style-name="T20">(</text:span><text:span text:style-name="T21">s/or </text:span><text:span text:style-name="T18">:ok ::result :err </text:span><text:span text:style-name="T18">::error</text:span><text:span text:style-name="T20">))</text:span><text:span text:style-name="T20"><text:line-break/></text:span><text:span text:style-name="T20"><text:line-break/></text:span><text:span text:style-name="T20">(</text:span><text:span text:style-name="T21">stest/instrument </text:span><text:span text:style-name="T20">`invoke-service </text:span><text:span text:style-name="T20">{</text:span><text:span text:style-name="T18">:stub </text:span><text:span text:style-name="T12">#{`invoke-service}})</text:span><text:span text:style-name="T12"><text:line-break/></text:span><text:span text:style-name="T12">(</text:span><text:span text:style-name="T13">stest/summarize-results </text:span><text:span text:style-name="T12">(</text:span><text:span text:style-name="T13">stest/check </text:span><text:span text:style-name="T12">`run-query))</text:span><text:span text:style-name="T12"><text:line-break/></text:span><text:span text:style-name="T15">;;=&gt; {:total 1, :check-passed 1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Usage</text:span></text:p>
          </draw:text-box>
        </draw:frame>
        <draw:frame draw:style-name="gr82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Validate macro</text:span></text:p>
              </text:list-item>
            </text:list>
          </draw:text-box>
        </draw:frame>
        <draw:frame draw:style-name="gr76" draw:text-style-name="P30" draw:layer="layout" svg:width="22.315cm" svg:height="1.548cm" svg:x="2.931cm" svg:y="4.294cm">
          <draw:text-box>
            <text:p text:style-name="P31"><text:span text:style-name="T36">Use `fdef` as a function, but </text:span><text:span text:style-name="T36">unnecessary for `instrument`</text:span></text:p>
          </draw:text-box>
        </draw:frame>
        <draw:frame draw:style-name="gr80" draw:text-style-name="P23" draw:layer="layout" svg:width="20.32cm" svg:height="8.636cm" svg:x="3.302cm" svg:y="5.78cm">
          <draw:text-box>
            <text:p text:style-name="P14"><text:span text:style-name="T20">(</text:span><text:span text:style-name="T21">s/fdef </text:span><text:span text:style-name="T20">clojure.core/declare</text:span><text:span text:style-name="T20"><text:line-break/></text:span><text:span text:style-name="T20"> <text:s text:c="7"/></text:span><text:span text:style-name="T18">:args </text:span><text:span text:style-name="T20">(</text:span><text:span text:style-name="T21">s/cat </text:span><text:span text:style-name="T18">:names </text:span><text:span text:style-name="T20">(</text:span><text:span text:style-name="T21">s/* </text:span><text:span text:style-name="T20">simple-symbol?))</text:span><text:span text:style-name="T20"><text:line-break/></text:span><text:span text:style-name="T20"> <text:s text:c="7"/></text:span><text:span text:style-name="T18">:ret </text:span><text:span text:style-name="T12">any?)</text:span><text:span text:style-name="T12"><text:line-break/></text:span><text:span text:style-name="T12"><text:line-break/></text:span><text:span text:style-name="T12">(</text:span><text:span text:style-name="T13">declare </text:span><text:span text:style-name="T14">100</text:span><text:span text:style-name="T12">)</text:span><text:span text:style-name="T12"><text:line-break/></text:span><text:span text:style-name="T15">;; Syntax error macroexpanding </text:span><text:span text:style-name="T15">clojure.core/declare at (REPL:1:1).</text:span><text:span text:style-name="T15"><text:line-break/></text:span><text:span text:style-name="T15">;; 100 - failed: simple-symbol? at: </text:span><text:span text:style-name="T15">[:names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Learn More</text:span></text:p>
          </draw:text-box>
        </draw:frame>
        <draw:frame draw:style-name="gr83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For spec</text:span></text:p>
              </text:list-item>
            </text:list>
          </draw:text-box>
        </draw:frame>
        <draw:frame draw:style-name="gr84" draw:text-style-name="P4" draw:layer="layout" svg:width="22.098cm" svg:height="1.615cm" svg:x="2.794cm" svg:y="4.018cm">
          <draw:text-box>
            <text:p text:style-name="P32"><text:span text:style-name="T3">Spec API: </text:span><text:span text:style-name="T3"><text:a xlink:href="https://clojure.github.io/spec.alpha/" xlink:type="simple">https://clojure.github.io/spec.alpha/</text:a></text:span></text:p>
            <text:p text:style-name="P32"><text:span text:style-name="T3">Spec cheatsheet:</text:span><text:span text:style-name="T3"><text:a xlink:href="https://clojure.org/api/cheatsheet" xlink:type="simple">https://clojure.org/api/cheatsheet</text:a></text:span><text:span text:style-name="T37">(search </text:span><text:span text:style-name="T37">“spec” get)</text:span></text:p>
          </draw:text-box>
        </draw:frame>
        <draw:frame draw:style-name="gr85" draw:text-style-name="P11" draw:layer="layout" svg:width="10.16cm" svg:height="1.038cm" svg:x="2.286cm" svg:y="5.882cm">
          <draw:text-box>
            <text:list text:style-name="L4">
              <text:list-item>
                <text:p><text:span text:style-name="T5">For spec librarise</text:span></text:p>
              </text:list-item>
            </text:list>
          </draw:text-box>
        </draw:frame>
        <draw:frame draw:style-name="gr84" draw:text-style-name="P4" draw:layer="layout" svg:width="22.098cm" svg:height="3.233cm" svg:x="2.794cm" svg:y="7.228cm">
          <draw:text-box>
            <text:p text:style-name="P32"><text:span text:style-name="T3">Schema: </text:span><text:span text:style-name="T3"><text:a xlink:href="https://github.com/plumatic/schema" xlink:type="simple">https://github.com/plumatic/schema</text:a></text:span></text:p>
            <text:p text:style-name="P32"><text:span text:style-name="T3">Herbert : </text:span><text:span text:style-name="T3"><text:a xlink:href="https://github.com/miner/herbert" xlink:type="simple">https://github.com/miner/herbert</text:a></text:span></text:p>
            <text:p text:style-name="P32"><text:span text:style-name="T3">Test.check: </text:span><text:span text:style-name="T3"><text:a xlink:href="https://github.com/clojure/test.check" xlink:type="simple">https://github.com/clojure/test.check</text:a></text:span></text:p>
            <text:p text:style-name="P32"><text:span text:style-name="T3">Test.check Guide: </text:span><text:span text:style-name="T3"><text:a xlink:href="https://www.clojure.org/guides/test_check_beginner" xlink:type="simple">https://www.clojure.org/guides/test_check_beginner</text:a></text:span></text:p>
          </draw:text-box>
        </draw:frame>
        <draw:frame draw:style-name="gr86" draw:text-style-name="P11" draw:layer="layout" svg:width="10.16cm" svg:height="1.038cm" svg:x="2.54cm" svg:y="10.662cm">
          <draw:text-box>
            <text:list text:style-name="L4">
              <text:list-item>
                <text:p><text:span text:style-name="T5">For test</text:span></text:p>
              </text:list-item>
            </text:list>
          </draw:text-box>
        </draw:frame>
        <draw:frame draw:style-name="gr84" draw:text-style-name="P4" draw:layer="layout" svg:width="22.098cm" svg:height="0.806cm" svg:x="3.048cm" svg:y="12.054cm">
          <draw:text-box>
            <text:p text:style-name="P32"><text:span text:style-name="T3">Clojure.test: </text:span><text:span text:style-name="T3"><text:a xlink:href="https://clojure.github.io/clojure/clojure.test-api.html" xlink:type="simple">https://clojure.github.io/clojure/clojure.test-api.html</text:a></text:span></text:p>
          </draw:text-box>
        </draw:frame>
        <draw:frame draw:style-name="gr87" draw:text-style-name="P11" draw:layer="layout" svg:width="10.16cm" svg:height="1.038cm" svg:x="2.54cm" svg:y="12.954cm">
          <draw:text-box>
            <text:list text:style-name="L4">
              <text:list-item>
                <text:p><text:span text:style-name="T5">For blogs</text:span></text:p>
              </text:list-item>
            </text:list>
          </draw:text-box>
        </draw:frame>
        <draw:frame draw:style-name="gr84" draw:text-style-name="P4" draw:layer="layout" svg:width="22.098cm" svg:height="0.806cm" svg:x="3.048cm" svg:y="14.18cm">
          <draw:text-box>
            <text:p text:style-name="P32"><text:span text:style-name="T3">Spec: </text:span><text:span text:style-name="T3"><text:a xlink:href="https://blog.taylorwood.io/2017/10/15/fspec.html" xlink:type="simple">https://blog.taylorwood.io/2017/10/15/fspec.html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5" draw:text-style-name="P8" draw:layer="layout" svg:width="12.954cm" svg:height="1.195cm" svg:x="1.57cm" svg:y="1.016cm">
          <draw:text-box>
            <text:p><text:span text:style-name="T4">Learn More</text:span></text:p>
          </draw:text-box>
        </draw:frame>
        <draw:frame draw:style-name="gr88" draw:text-style-name="P11" draw:layer="layout" svg:width="10.16cm" svg:height="1.038cm" svg:x="2.24cm" svg:y="2.671cm">
          <draw:text-box>
            <text:list text:style-name="L4">
              <text:list-item>
                <text:p><text:span text:style-name="T5">Examples</text:span></text:p>
              </text:list-item>
            </text:list>
          </draw:text-box>
        </draw:frame>
        <draw:frame draw:style-name="gr89" draw:text-style-name="P4" draw:layer="layout" svg:width="16.806cm" svg:height="1.185cm" svg:x="3.26cm" svg:y="4.149cm">
          <draw:text-box>
            <text:p><text:span text:style-name="T3">PPT examples: </text:span><text:span text:style-name="T3"><text:a xlink:href="https://github.com/kangbb/clojure-spec-examples" xlink:type="simple">https://github.com/kangbb/clojure-spec-examples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5T23:27:17.543722938</meta:creation-date>
    <dc:date>2019-09-07T22:14:59.719607174</dc:date>
    <meta:editing-duration>PT7H32M44S</meta:editing-duration>
    <meta:editing-cycles>16</meta:editing-cycles>
    <meta:generator>LibreOffice/6.0.7.3$Linux_X86_64 LibreOffice_project/00m0$Build-3</meta:generator>
    <meta:document-statistic meta:object-count="317"/>
  </office:meta>
</office:document-meta>
</file>